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width="0.203cm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4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9" style:family="graphic" style:parent-style-name="standard">
      <style:graphic-properties fo:min-height="0cm" fo:min-width="2.501cm"/>
    </style:style>
    <style:style style:name="gr30" style:family="graphic" style:parent-style-name="standard">
      <style:graphic-properties fo:min-height="0cm" fo:min-width="1.991cm"/>
    </style:style>
    <style:style style:name="gr31" style:family="graphic" style:parent-style-name="standard">
      <style:graphic-properties fo:min-height="0cm" fo:min-width="2.621cm"/>
    </style:style>
    <style:style style:name="gr3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/>
      <style:text-properties fo:color="#008000" fo:font-size="14pt" style:font-size-asian="14pt" style:font-size-complex="14pt"/>
    </style:style>
    <style:style style:name="P9" style:family="paragraph">
      <style:paragraph-properties fo:text-align="center"/>
      <style:text-properties fo:color="#0000ff" fo:font-size="14pt" style:font-size-asian="14pt" style:font-size-complex="14pt"/>
    </style:style>
    <style:style style:name="P10" style:family="paragraph">
      <style:paragraph-properties fo:text-align="center"/>
      <style:text-properties fo:color="#666666" fo:font-size="14pt" style:font-size-asian="14pt" style:font-size-complex="14pt"/>
    </style:style>
    <style:style style:name="P11" style:family="paragraph">
      <style:paragraph-properties fo:text-align="center"/>
      <style:text-properties fo:color="#ff0000" fo:font-size="14pt" style:font-size-asian="14pt" style:font-size-complex="14pt"/>
    </style:style>
    <style:style style:name="P12" style:family="paragraph">
      <style:paragraph-properties fo:text-align="center"/>
      <style:text-properties fo:font-size="14pt" style:font-size-asian="18pt" style:font-size-complex="18pt"/>
    </style:style>
    <style:style style:name="P13" style:family="paragraph">
      <style:paragraph-properties fo:text-align="center"/>
      <style:text-properties fo:font-size="19.7999992370605pt"/>
    </style:style>
    <style:style style:name="P14" style:family="paragraph">
      <style:paragraph-properties fo:text-align="center"/>
      <style:text-properties fo:font-size="15.3999996185303pt" style:font-size-asian="14pt" style:font-size-complex="14pt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style:font-name="Times New Roman" style:font-name-asian="Arial3" style:font-name-complex="Arial3"/>
    </style:style>
    <style:style style:name="T4" style:family="text">
      <style:text-properties style:font-name="Times New Roman2" style:font-name-asian="Times New Roman2" style:font-name-complex="Times New Roman2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8000" fo:font-size="14pt" style:font-size-asian="14pt" style:font-size-complex="14pt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666666" fo:font-size="14pt" style:font-size-asian="14pt" style:font-size-complex="14pt"/>
    </style:style>
    <style:style style:name="T10" style:family="text">
      <style:text-properties fo:color="#ff0000" fo:font-size="14pt" style:font-size-asian="14pt" style:font-size-complex="14pt"/>
    </style:style>
    <style:style style:name="T11" style:family="text">
      <style:text-properties fo:font-size="14pt" style:font-size-asian="18pt" style:font-size-complex="18pt"/>
    </style:style>
    <style:style style:name="T12" style:family="text">
      <style:text-properties fo:font-size="19.7999992370605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2" xml:id="id2" draw:id="id2" draw:layer="layout" svg:width="2.54cm" svg:height="1.905cm" svg:x="2.27cm" svg:y="7.35cm">
          <text:p text:style-name="P1"><text:span text:style-name="T1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54cm" svg:y1="5.93cm" svg:x2="3.54cm" svg:y2="7.35cm" draw:start-shape="id1" draw:start-glue-point="6" draw:end-shape="id2" draw:end-glue-point="4" svg:d="m3540 5930v1420" svg:viewBox="0 0 1 1421">
          <text:p/>
        </draw:connector>
        <draw:custom-shape draw:style-name="gr1" draw:text-style-name="P2" xml:id="id4" draw:id="id4" draw:layer="layout" svg:width="2.54cm" svg:height="1.905cm" svg:x="9.89cm" svg:y="7.35cm">
          <text:p text:style-name="P1"><text:span text:style-name="T1">Lin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2.54cm" svg:height="1.905cm" svg:x="2.27cm" svg:y="4.175cm">
          <text:p text:style-name="P1"><text:span text:style-name="T1">C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3" draw:id="id3" draw:layer="layout" svg:width="2.54cm" svg:height="1.905cm" svg:x="6.08cm" svg:y="7.35cm">
          <text:p text:style-name="P1"><text:span text:style-name="T1">Object</text:span></text:p>
          <text:p text:style-name="P1"><text:span text:style-name="T1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4.81cm" svg:y1="8.303cm" svg:x2="6.08cm" svg:y2="8.303cm" draw:start-shape="id2" draw:start-glue-point="7" draw:end-shape="id3" draw:end-glue-point="5" svg:d="m4810 8303h1270" svg:viewBox="0 0 1271 1">
          <text:p/>
        </draw:connector>
        <draw:custom-shape draw:style-name="gr1" draw:text-style-name="P2" xml:id="id5" draw:id="id5" draw:layer="layout" svg:width="2.54cm" svg:height="1.905cm" svg:x="13.7cm" svg:y="7.35cm">
          <text:p text:style-name="P1"><text:span text:style-name="T1">Executab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8.62cm" svg:y1="8.303cm" svg:x2="9.89cm" svg:y2="8.303cm" draw:start-shape="id3" draw:start-glue-point="7" draw:end-shape="id4" draw:end-glue-point="5" svg:d="m8620 8303h1270" svg:viewBox="0 0 1271 1">
          <text:p/>
        </draw:connector>
        <draw:connector draw:style-name="gr2" draw:text-style-name="P1" draw:layer="layout" svg:x1="12.43cm" svg:y1="8.303cm" svg:x2="13.7cm" svg:y2="8.303cm" draw:start-shape="id4" draw:start-glue-point="7" draw:end-shape="id5" draw:end-glue-point="5" svg:d="m12430 8303h1270" svg:viewBox="0 0 1271 1">
          <text:p/>
        </draw:connector>
        <draw:custom-shape draw:style-name="gr3" draw:text-style-name="P3" xml:id="id6" draw:id="id6" draw:layer="layout" svg:width="2.54cm" svg:height="1.905cm" svg:x="9.89cm" svg:y="4.175cm">
          <text:p text:style-name="P1"><text:span text:style-name="T2">Library</text:span></text:p>
          <text:p text:style-name="P1"><text:span text:style-name="T2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svg:x1="11.16cm" svg:y1="5.93cm" svg:x2="11.16cm" svg:y2="7.35cm" draw:start-shape="id6" draw:start-glue-point="6" draw:end-shape="id4" draw:end-glue-point="4" svg:d="m11160 5930v1420" svg:viewBox="0 0 1 1421">
          <text:p/>
        </draw:connector>
        <draw:custom-shape draw:style-name="gr1" draw:text-style-name="P2" xml:id="id7" draw:id="id7" draw:layer="layout" svg:width="2.54cm" svg:height="1.905cm" svg:x="17.51cm" svg:y="7.35cm">
          <text:p text:style-name="P1"><text:span text:style-name="T1">Trans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3.81cm" svg:height="1.905cm" svg:x="21.32cm" svg:y="7.35cm">
          <text:p text:style-name="P1"><text:span text:style-name="T1">Embedded</text:span></text:p>
          <text:p text:style-name="P1"><text:span text:style-name="T1">Binary or Hex</text:span></text:p>
          <text:p text:style-name="P1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6.24cm" svg:y1="8.303cm" svg:x2="17.51cm" svg:y2="8.303cm" draw:start-shape="id5" draw:start-glue-point="7" draw:end-shape="id7" draw:end-glue-point="5" svg:d="m16240 8303h1270" svg:viewBox="0 0 1271 1">
          <text:p/>
        </draw:connector>
        <draw:connector draw:style-name="gr2" draw:text-style-name="P1" draw:layer="layout" svg:x1="20.05cm" svg:y1="8.303cm" svg:x2="21.32cm" svg:y2="8.303cm" draw:start-shape="id7" draw:start-glue-point="7" draw:end-shape="id8" draw:end-glue-point="5" svg:d="m20050 8303h1270" svg:viewBox="0 0 1271 1">
          <text:p/>
        </draw:connector>
      </draw:page>
      <draw:page draw:name="page2" draw:style-name="dp1" draw:master-page-name="Default">
        <draw:custom-shape draw:style-name="gr5" draw:text-style-name="P1" xml:id="id11" draw:id="id11" draw:layer="layout" svg:width="3.81cm" svg:height="1.905cm" svg:x="8.62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3.81cm" svg:height="1.905cm" svg:x="8.62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81cm" svg:height="1.905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175cm" svg:height="1.905cm" svg:x="18.145cm" svg:y="7.98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1" draw:text-style-name="P4" xml:id="id9" draw:id="id9" draw:layer="layout" svg:width="1.905cm" svg:height="1.905cm" svg:x="4.81cm" svg:y="7.985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905cm" svg:height="1.905cm" svg:x="13.7cm" svg:y="7.985cm">
          <text:p text:style-name="P1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s" svg:x1="6.715cm" svg:y1="8.938cm" svg:x2="8.62cm" svg:y2="8.937cm" draw:start-shape="id9" draw:start-glue-point="10" draw:end-shape="id10" draw:end-glue-point="3" svg:d="m6715 8938h501l903-1h501" svg:viewBox="0 0 1906 2">
          <text:p text:style-name="P1"><text:s text:c="5"/>e <text:s/></text:p>
          <text:p text:style-name="P1"/>
        </draw:connector>
        <draw:connector draw:style-name="gr7" draw:text-style-name="P1" draw:layer="layout" svg:x1="6.715cm" svg:y1="8.938cm" svg:x2="8.62cm" svg:y2="5.127cm" draw:start-shape="id9" draw:start-glue-point="10" draw:end-shape="id11" svg:d="m6715 8938h953v-3811h952" svg:viewBox="0 0 1906 3812">
          <text:p/>
        </draw:connector>
        <draw:connector draw:style-name="gr7" draw:text-style-name="P1" draw:layer="layout" svg:x1="6.715cm" svg:y1="8.938cm" svg:x2="8.62cm" svg:y2="12.747cm" draw:start-shape="id9" draw:start-glue-point="10" draw:end-shape="id12" svg:d="m6715 8938h953v3809h952" svg:viewBox="0 0 1906 3810">
          <text:p/>
        </draw:connector>
        <draw:connector draw:style-name="gr7" draw:text-style-name="P1" draw:layer="layout" svg:x1="12.43cm" svg:y1="8.937cm" svg:x2="13.7cm" svg:y2="8.937cm" draw:start-shape="id10" draw:start-glue-point="1" draw:end-shape="id13" svg:d="m12430 8937h1270" svg:viewBox="0 0 1271 1">
          <text:p/>
        </draw:connector>
        <draw:connector draw:style-name="gr7" draw:text-style-name="P1" draw:layer="layout" svg:x1="12.43cm" svg:y1="5.127cm" svg:x2="14.653cm" svg:y2="7.985cm" draw:start-shape="id11" draw:start-glue-point="1" draw:end-shape="id13" draw:end-glue-point="4" svg:d="m12430 5127h2223v2858" svg:viewBox="0 0 2224 2859">
          <text:p/>
        </draw:connector>
        <draw:connector draw:style-name="gr7" draw:text-style-name="P1" draw:layer="layout" svg:x1="12.43cm" svg:y1="12.747cm" svg:x2="14.653cm" svg:y2="9.89cm" draw:start-shape="id12" draw:start-glue-point="1" draw:end-shape="id13" draw:end-glue-point="8" svg:d="m12430 12747h2223v-2857" svg:viewBox="0 0 2224 2858">
          <text:p/>
        </draw:connector>
        <draw:connector draw:style-name="gr6" draw:text-style-name="P1" draw:layer="layout" svg:x1="15.605cm" svg:y1="8.938cm" svg:x2="18.145cm" svg:y2="8.937cm" draw:start-shape="id13" draw:start-glue-point="10" draw:end-shape="id14" draw:end-glue-point="3" svg:d="m15605 8938h1270v-1h1270" svg:viewBox="0 0 2541 2">
          <text:p text:style-name="P1">mv</text:p>
          <text:p text:style-name="P1"/>
        </draw:connector>
        <draw:connector draw:style-name="gr6" draw:text-style-name="P1" draw:layer="layout" svg:x1="1.588cm" svg:y1="8.933cm" svg:x2="4.81cm" svg:y2="8.938cm" draw:end-shape="id9" draw:end-glue-point="6" svg:d="m1588 8933h1360v5h1862" svg:viewBox="0 0 3223 6">
          <text:p text:style-name="P1">sp</text:p>
          <text:p text:style-name="P1"/>
        </draw:connector>
        <draw:connector draw:style-name="gr7" draw:text-style-name="P1" draw:layer="layout" svg:x1="21.32cm" svg:y1="8.937cm" svg:x2="21.32cm" svg:y2="8.937cm" draw:start-shape="id14" draw:start-glue-point="1" draw:end-shape="id14" draw:end-glue-point="1" svg:d="m21320 8937v0" svg:viewBox="0 0 1 1">
          <text:p/>
        </draw:connector>
        <draw:connector draw:style-name="gr7" draw:text-style-name="P1" draw:layer="layout" draw:line-skew="6.485cm" svg:x1="19.732cm" svg:y1="9.89cm" svg:x2="5.763cm" svg:y2="9.89cm" draw:start-shape="id14" draw:start-glue-point="2" draw:end-shape="id9" draw:end-glue-point="8" svg:d="m19732 9890v6986h-13969v-6986" svg:viewBox="0 0 13970 6987">
          <text:p/>
        </draw:connector>
        <draw:frame draw:style-name="gr8" draw:layer="layout" svg:width="1.999cm" svg:height="0.999cm" svg:x="14.906cm" svg:y="10.3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.568cm" svg:height="0.529cm" svg:x="9.796cm" svg:y="4.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2.558cm" svg:height="0.797cm" svg:x="9.255cm" svg:y="8.45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.754cm" svg:height="1.02cm" svg:x="9.406cm" svg:y="12.23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3" draw:style-name="dp1" draw:master-page-name="Default">
        <draw:custom-shape draw:style-name="gr1" draw:text-style-name="P2" xml:id="id16" draw:id="id16" draw:layer="layout" svg:width="2.54cm" svg:height="1.905cm" svg:x="8.62cm" svg:y="7.35cm">
          <text:p text:style-name="P1"><text:span text:style-name="T1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89cm" svg:y1="5.93cm" svg:x2="9.89cm" svg:y2="7.35cm" draw:start-shape="id15" draw:start-glue-point="6" draw:end-shape="id16" draw:end-glue-point="4" svg:d="m9890 5930v1420" svg:viewBox="0 0 1 1421">
          <text:p/>
        </draw:connector>
        <draw:custom-shape draw:style-name="gr1" draw:text-style-name="P2" xml:id="id18" draw:id="id18" draw:layer="layout" svg:width="2.54cm" svg:height="1.905cm" svg:x="16.24cm" svg:y="7.35cm">
          <text:p text:style-name="P1"><text:span text:style-name="T1">Arch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2.54cm" svg:height="1.905cm" svg:x="8.62cm" svg:y="4.175cm">
          <text:p text:style-name="P1"><text:span text:style-name="T1">C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17" draw:id="id17" draw:layer="layout" svg:width="2.54cm" svg:height="1.905cm" svg:x="12.43cm" svg:y="7.35cm">
          <text:p text:style-name="P1"><text:span text:style-name="T1">Object</text:span></text:p>
          <text:p text:style-name="P1"><text:span text:style-name="T1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11.16cm" svg:y1="8.303cm" svg:x2="12.43cm" svg:y2="8.303cm" draw:start-shape="id16" draw:start-glue-point="7" draw:end-shape="id17" draw:end-glue-point="5" svg:d="m11160 8303h1270" svg:viewBox="0 0 1271 1">
          <text:p/>
        </draw:connector>
        <draw:custom-shape draw:style-name="gr1" draw:text-style-name="P2" xml:id="id19" draw:id="id19" draw:layer="layout" svg:width="2.54cm" svg:height="1.905cm" svg:x="20.05cm" svg:y="7.35cm">
          <text:p text:style-name="P1"><text:span text:style-name="T1">Libr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4.97cm" svg:y1="8.303cm" svg:x2="16.24cm" svg:y2="8.303cm" draw:start-shape="id17" draw:start-glue-point="7" draw:end-shape="id18" draw:end-glue-point="5" svg:d="m14970 8303h1270" svg:viewBox="0 0 1271 1">
          <text:p/>
        </draw:connector>
        <draw:connector draw:style-name="gr2" draw:text-style-name="P1" draw:layer="layout" svg:x1="18.78cm" svg:y1="8.303cm" svg:x2="20.05cm" svg:y2="8.303cm" draw:start-shape="id18" draw:start-glue-point="7" draw:end-shape="id19" draw:end-glue-point="5" svg:d="m18780 8303h1270" svg:viewBox="0 0 1271 1">
          <text:p/>
        </draw:connector>
      </draw:page>
      <draw:page draw:name="page4" draw:style-name="dp1" draw:master-page-name="Default">
        <draw:custom-shape draw:style-name="gr1" draw:text-style-name="P2" xml:id="id21" draw:id="id21" draw:layer="layout" svg:width="3.81cm" svg:height="2.54cm" svg:x="5.445cm" svg:y="4.81cm">
          <text:p text:style-name="P1"><text:span text:style-name="T1">CRT</text:span></text:p>
          <text:p text:style-name="P1"><text:span text:style-name="T1">(C Runti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3.81cm" svg:height="2.54cm" svg:x="11.16cm" svg:y="2.27cm">
          <text:p text:style-name="P1"><text:span text:style-name="T1">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3.81cm" svg:height="2.54cm" svg:x="11.16cm" svg:y="7.35cm">
          <text:p text:style-name="P1"><text:span text:style-name="T1">print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3.81cm" svg:height="2.54cm" svg:x="16.875cm" svg:y="4.81cm">
          <text:p text:style-name="P1"><text:span text:style-name="T1">exi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0" draw:id="id20" draw:layer="layout" svg:width="3.81cm" svg:height="1.27cm" svg:x="5.445cm" svg:y="2.27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5" draw:id="id25" draw:layer="layout" svg:width="3.81cm" svg:height="1.27cm" svg:x="16.875cm" svg:y="8.62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7.35cm" svg:y1="3.54cm" svg:x2="7.35cm" svg:y2="4.81cm" draw:start-shape="id20" draw:start-glue-point="6" draw:end-shape="id21" draw:end-glue-point="4" svg:d="m7350 3540v1270" svg:viewBox="0 0 1 1271">
          <text:p/>
        </draw:connector>
        <draw:connector draw:style-name="gr2" draw:text-style-name="P1" draw:layer="layout" svg:x1="9.255cm" svg:y1="6.08cm" svg:x2="11.16cm" svg:y2="3.54cm" draw:start-shape="id21" draw:start-glue-point="7" draw:end-shape="id22" draw:end-glue-point="5" svg:d="m9255 6080h953v-2540h952" svg:viewBox="0 0 1906 2541">
          <text:p/>
        </draw:connector>
        <draw:connector draw:style-name="gr2" draw:text-style-name="P1" draw:layer="layout" svg:x1="13.065cm" svg:y1="4.81cm" svg:x2="13.065cm" svg:y2="7.35cm" draw:start-shape="id22" draw:start-glue-point="6" draw:end-shape="id23" draw:end-glue-point="4" svg:d="m13065 4810v2540" svg:viewBox="0 0 1 2541">
          <text:p/>
        </draw:connector>
        <draw:connector draw:style-name="gr2" draw:text-style-name="P1" draw:layer="layout" svg:x1="14.97cm" svg:y1="8.62cm" svg:x2="16.875cm" svg:y2="6.08cm" draw:start-shape="id23" draw:start-glue-point="7" draw:end-shape="id24" draw:end-glue-point="5" svg:d="m14970 8620h953v-2540h952" svg:viewBox="0 0 1906 2541">
          <text:p/>
        </draw:connector>
        <draw:connector draw:style-name="gr2" draw:text-style-name="P1" draw:layer="layout" svg:x1="18.78cm" svg:y1="7.35cm" svg:x2="18.78cm" svg:y2="8.62cm" draw:start-shape="id24" draw:start-glue-point="6" draw:end-shape="id25" draw:end-glue-point="4" svg:d="m18780 7350v1270" svg:viewBox="0 0 1 1271">
          <text:p/>
        </draw:connector>
      </draw:page>
      <draw:page draw:name="page5" draw:style-name="dp1" draw:master-page-name="Default">
        <draw:custom-shape draw:style-name="gr1" draw:text-style-name="P2" xml:id="id27" draw:id="id27" draw:layer="layout" svg:width="3.81cm" svg:height="1.27cm" svg:x="3.381cm" svg:y="13.694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12.424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11.154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6.35cm" svg:x="3.381cm" svg:y="4.80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2.264cm">
          <text:p text:style-name="P1"><text:span text:style-name="T1">25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6" draw:id="id26" draw:layer="layout" svg:width="3.81cm" svg:height="1.27cm" svg:x="3.381cm" svg:y="0.994cm">
          <text:p text:style-name="P1"><text:span text:style-name="T1">25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3.534cm">
          <text:p text:style-name="P1"><text:span text:style-name="T1">25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9" draw:id="id29" draw:layer="layout" svg:width="3.81cm" svg:height="1.27cm" svg:x="10.366cm" svg:y="13.694cm">
          <text:p text:style-name="P1"><text:span text:style-name="T1">-12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12.424cm">
          <text:p text:style-name="P1"><text:span text:style-name="T1">-12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11.154cm">
          <text:p text:style-name="P1"><text:span text:style-name="T1">-12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4.80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2.264cm">
          <text:p text:style-name="P1"><text:span text:style-name="T1">12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8" draw:id="id28" draw:layer="layout" svg:width="3.81cm" svg:height="1.27cm" svg:x="10.366cm" svg:y="0.994cm">
          <text:p text:style-name="P1"><text:span text:style-name="T1">12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3.534cm">
          <text:p text:style-name="P1"><text:span text:style-name="T1">12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8.614cm">
          <text:p text:style-name="P1"><text:span text:style-name="T1">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7.344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6.074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9.88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curve" draw:line-skew="-0.644cm -7.487cm 0.643cm" svg:x1="5.286cm" svg:y1="0.994cm" svg:x2="5.286cm" svg:y2="14.964cm" draw:start-shape="id26" draw:start-glue-point="4" draw:end-shape="id27" draw:end-glue-point="6" svg:d="m5286 994c0-1717-5080-1145-5080 6985s5080 8702 5080 6985" svg:viewBox="0 0 5081 15547">
          <text:p/>
        </draw:connector>
        <draw:connector draw:style-name="gr9" draw:text-style-name="P1" draw:layer="layout" draw:type="curve" draw:line-skew="-0.644cm 2.038cm 0.643cm" svg:x1="12.271cm" svg:y1="0.994cm" svg:x2="12.271cm" svg:y2="14.964cm" draw:start-shape="id28" draw:start-glue-point="4" draw:end-shape="id29" draw:end-glue-point="6" svg:d="m12271 994c0-1717 4445-1145 4445 6985s-4445 8702-4445 6985" svg:viewBox="0 0 4446 15547">
          <text:p/>
        </draw:connector>
      </draw:page>
      <draw:page draw:name="page6" draw:style-name="dp1" draw:master-page-name="Default">
        <draw:custom-shape draw:style-name="gr10" draw:text-style-name="P2" draw:layer="layout" svg:width="1.27cm" svg:height="0.635cm" svg:x="0.158cm" svg:y="20.002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9.048cm" svg:y="0.317cm">
          <text:p text:style-name="P1"><text:span text:style-name="T1">rb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2.857cm">
          <text:p text:style-name="P1"><text:span text:style-name="T1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4.127cm">
          <text:p text:style-name="P1"><text:span text:style-name="T1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0.317cm">
          <text:p text:style-name="P1"><text:span text:style-name="T1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1.587cm">
          <text:p text:style-name="P1"><text:span text:style-name="T1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15.557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10.477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5.397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14.922cm"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9.842cm">
          <text:p text:style-name="P1"><text:span text:style-name="T1">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4.762cm">
          <text:p text:style-name="P1"><text:span text:style-name="T1">1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3.492cm">
          <text:p text:style-name="P1"><text:span text:style-name="T1">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2.222cm">
          <text:p text:style-name="P1"><text:span text:style-name="T1">1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0.952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0.317cm">
          <text:p text:style-name="P1"><text:span text:style-name="T1">color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Default">
        <draw:custom-shape draw:style-name="gr1" draw:text-style-name="P2" draw:layer="layout" svg:width="3.81cm" svg:height="1.27cm" svg:x="4.127cm" svg:y="13.017cm">
          <text:p text:style-name="P1"><text:span text:style-name="T1">1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1.747cm">
          <text:p text:style-name="P1"><text:span text:style-name="T1">1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0.477cm">
          <text:p text:style-name="P1"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4.127cm">
          <text:p text:style-name="P1"><text:span text:style-name="T1">00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.587cm">
          <text:p text:style-name="P1"><text:span text:style-name="T1">0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0.317cm">
          <text:p text:style-name="P1"><text:span text:style-name="T1">0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2.857cm">
          <text:p text:style-name="P1"><text:span text:style-name="T1">0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7.937cm">
          <text:p text:style-name="P1"><text:span text:style-name="T1">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6.667cm">
          <text:p text:style-name="P1"><text:span text:style-name="T1">0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5.397cm">
          <text:p text:style-name="P1"><text:span text:style-name="T1">0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9.207cm">
          <text:p text:style-name="P1"><text:span text:style-name="T1">0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3.017cm">
          <text:p text:style-name="P1"><text:span text:style-name="T1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1.747cm">
          <text:p text:style-name="P1"><text:span text:style-name="T1">9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0.477cm">
          <text:p text:style-name="P1"><text:span text:style-name="T1">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4.127cm">
          <text:p text:style-name="P1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.587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0.317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2.857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7.937cm">
          <text:p text:style-name="P1"><text:span text:style-name="T1">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6.667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5.397cm"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9.207cm">
          <text:p text:style-name="P1"><text:span text:style-name="T1">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9.367cm">
          <text:p text:style-name="P1"><text:span text:style-name="T1">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8.097cm">
          <text:p text:style-name="P1"><text:span text:style-name="T1">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6.827cm">
          <text:p text:style-name="P1"><text:span text:style-name="T1">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4.287cm">
          <text:p text:style-name="P1"><text:span text:style-name="T1">10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5.557cm">
          <text:p text:style-name="P1"><text:span text:style-name="T1">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9.367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8.097cm">
          <text:p text:style-name="P1"><text:span text:style-name="T1">1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6.827cm">
          <text:p text:style-name="P1"><text:span text:style-name="T1">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4.287cm">
          <text:p text:style-name="P1"><text:span text:style-name="T1">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5.557cm">
          <text:p text:style-name="P1"><text:span text:style-name="T1">12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Default">
        <draw:custom-shape draw:style-name="gr1" draw:text-style-name="P2" draw:layer="layout" svg:width="1.27cm" svg:height="1.27cm" svg:x="2.85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0.317cm" svg:y="0.476cm">
          <text:p text:style-name="P1"><text:span text:style-name="T1">OR (|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2.857cm" svg:y1="1.746cm" svg:x2="2.857cm" svg:y2="8.096cm">
          <text:p/>
        </draw:line>
        <draw:line draw:style-name="gr12" draw:text-style-name="P1" draw:layer="layout" svg:x1="2.857cm" svg:y1="8.096cm" svg:x2="2.857cm" svg:y2="1.746cm">
          <text:p/>
        </draw:line>
        <draw:line draw:style-name="gr12" draw:text-style-name="P1" draw:layer="layout" svg:x1="4.127cm" svg:y1="3.016cm" svg:x2="0.317cm" svg:y2="3.016cm">
          <text:p/>
        </draw:line>
        <draw:custom-shape draw:style-name="gr1" draw:text-style-name="P2" draw:layer="layout" svg:width="1.27cm" svg:height="1.27cm" svg:x="7.93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5.397cm" svg:y="0.476cm">
          <text:p text:style-name="P1"><text:span text:style-name="T1">AND (&amp;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937cm" svg:y1="1.746cm" svg:x2="7.937cm" svg:y2="8.096cm">
          <text:p/>
        </draw:line>
        <draw:line draw:style-name="gr12" draw:text-style-name="P1" draw:layer="layout" svg:x1="7.937cm" svg:y1="8.096cm" svg:x2="7.937cm" svg:y2="1.746cm">
          <text:p/>
        </draw:line>
        <draw:line draw:style-name="gr12" draw:text-style-name="P1" draw:layer="layout" svg:x1="9.207cm" svg:y1="3.016cm" svg:x2="5.397cm" svg:y2="3.016cm">
          <text:p/>
        </draw:line>
        <draw:custom-shape draw:style-name="gr1" draw:text-style-name="P2" draw:layer="layout" svg:width="1.27cm" svg:height="1.27cm" svg:x="13.01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6.82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10.477cm" svg:y="0.476cm">
          <text:p text:style-name="P1"><text:span text:style-name="T1">XOR (^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3.017cm" svg:y1="1.746cm" svg:x2="13.017cm" svg:y2="8.096cm">
          <text:p/>
        </draw:line>
        <draw:line draw:style-name="gr12" draw:text-style-name="P1" draw:layer="layout" svg:x1="13.017cm" svg:y1="8.096cm" svg:x2="13.017cm" svg:y2="1.746cm">
          <text:p/>
        </draw:line>
        <draw:line draw:style-name="gr12" draw:text-style-name="P1" draw:layer="layout" svg:x1="14.287cm" svg:y1="3.016cm" svg:x2="10.477cm" svg:y2="3.016cm">
          <text:p/>
        </draw:line>
      </draw:page>
      <draw:page draw:name="page9" draw:style-name="dp1" draw:master-page-name="Default">
        <draw:custom-shape draw:style-name="gr1" draw:text-style-name="P2" xml:id="id36" draw:id="id36" draw:layer="layout" svg:width="3.81cm" svg:height="1.27cm" svg:x="5.715cm" svg:y="0.635cm">
          <text:p text:style-name="P1"><text:span text:style-name="T1">Configu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0" draw:id="id30" draw:layer="layout" svg:width="3.81cm" svg:height="1.27cm" svg:x="0.635cm" svg:y="3.175cm">
          <text:p text:style-name="P1"><text:span text:style-name="T1">Comm. ACM</text:span></text:p>
          <text:p text:style-name="P1"><text:span text:style-name="T1">Class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7" draw:id="id37" draw:layer="layout" svg:width="3.81cm" svg:height="1.27cm" svg:x="10.795cm" svg:y="3.175cm">
          <text:p text:style-name="P1"><text:span text:style-name="T1">Comm. Data </text:span></text:p>
          <text:p text:style-name="P1"><text:span text:style-name="T1">Class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5" draw:id="id35" draw:layer="layout" svg:width="3.81cm" svg:height="1.27cm" svg:x="3.175cm" svg:y="13.97cm">
          <text:p text:style-name="P1"><text:span text:style-name="T1">Interrupt In</text:span><text:span text:style-name="T1"><text:line-break/></text:span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8" draw:id="id38" draw:layer="layout" svg:width="3.81cm" svg:height="1.27cm" svg:x="13.335cm" svg:y="5.715cm">
          <text:p text:style-name="P1"><text:span text:style-name="T1">Bulk In</text:span></text:p>
          <text:p text:style-name="P1"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9" draw:id="id39" draw:layer="layout" svg:width="3.81cm" svg:height="1.27cm" svg:x="13.335cm" svg:y="8.255cm">
          <text:p text:style-name="P1"><text:span text:style-name="T1">Bulk Out</text:span></text:p>
          <text:p text:style-name="P1"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1" draw:id="id31" draw:layer="layout" svg:width="3.81cm" svg:height="1.27cm" svg:x="3.175cm" svg:y="5.715cm">
          <text:p text:style-name="P1"><text:span text:style-name="T1">CDC 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2" draw:id="id32" draw:layer="layout" svg:width="3.81cm" svg:height="1.27cm" svg:x="6.35cm" svg:y="7.62cm">
          <text:p text:style-name="P1"><text:span text:style-name="T1">AC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3" draw:id="id33" draw:layer="layout" svg:width="3.81cm" svg:height="1.27cm" svg:x="6.35cm" svg:y="9.525cm">
          <text:p text:style-name="P1"><text:span text:style-name="T1">Un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4" draw:id="id34" draw:layer="layout" svg:width="3.81cm" svg:height="1.27cm" svg:x="6.35cm" svg:y="11.43cm">
          <text:p text:style-name="P1"><text:span text:style-name="T1">Call</text:span></text:p>
          <text:p text:style-name="P1"><text:span text:style-name="T1">Manag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2.54cm" svg:y1="4.445cm" svg:x2="3.175cm" svg:y2="6.35cm" draw:start-shape="id30" draw:start-glue-point="6" draw:end-shape="id31" draw:end-glue-point="5" svg:d="m2540 4445v1905h635" svg:viewBox="0 0 636 1906">
          <text:p/>
        </draw:connector>
        <draw:connector draw:style-name="gr13" draw:text-style-name="P1" draw:layer="layout" svg:x1="5.08cm" svg:y1="6.985cm" svg:x2="6.35cm" svg:y2="8.255cm" draw:start-shape="id31" draw:start-glue-point="6" draw:end-shape="id32" draw:end-glue-point="5" svg:d="m5080 6985v1270h1270" svg:viewBox="0 0 1271 1271">
          <text:p/>
        </draw:connector>
        <draw:connector draw:style-name="gr13" draw:text-style-name="P1" draw:layer="layout" svg:x1="5.08cm" svg:y1="6.985cm" svg:x2="6.35cm" svg:y2="10.16cm" draw:start-shape="id31" draw:start-glue-point="6" draw:end-shape="id33" draw:end-glue-point="5" svg:d="m5080 6985v3175h1270" svg:viewBox="0 0 1271 3176">
          <text:p/>
        </draw:connector>
        <draw:connector draw:style-name="gr13" draw:text-style-name="P1" draw:layer="layout" svg:x1="5.08cm" svg:y1="6.985cm" svg:x2="6.35cm" svg:y2="12.065cm" draw:start-shape="id31" draw:start-glue-point="6" draw:end-shape="id34" draw:end-glue-point="5" svg:d="m5080 6985v5080h1270" svg:viewBox="0 0 1271 5081">
          <text:p/>
        </draw:connector>
        <draw:connector draw:style-name="gr13" draw:text-style-name="P1" draw:layer="layout" svg:x1="2.54cm" svg:y1="4.445cm" svg:x2="3.175cm" svg:y2="14.605cm" draw:start-shape="id30" draw:start-glue-point="6" draw:end-shape="id35" draw:end-glue-point="5" svg:d="m2540 4445v10160h635" svg:viewBox="0 0 636 10161">
          <text:p/>
        </draw:connector>
        <draw:connector draw:style-name="gr13" draw:text-style-name="P1" draw:layer="layout" svg:x1="2.54cm" svg:y1="3.175cm" svg:x2="7.62cm" svg:y2="1.905cm" draw:start-shape="id30" draw:start-glue-point="4" draw:end-shape="id36" draw:end-glue-point="6" svg:d="m2540 3175v-634h5080v-636" svg:viewBox="0 0 5081 1271">
          <text:p/>
        </draw:connector>
        <draw:connector draw:style-name="gr13" draw:text-style-name="P1" draw:layer="layout" svg:x1="7.62cm" svg:y1="1.905cm" svg:x2="12.7cm" svg:y2="3.175cm" draw:start-shape="id36" draw:start-glue-point="6" draw:end-shape="id37" draw:end-glue-point="4" svg:d="m7620 1905v636h5080v634" svg:viewBox="0 0 5081 1271">
          <text:p/>
        </draw:connector>
        <draw:connector draw:style-name="gr13" draw:text-style-name="P1" draw:layer="layout" svg:x1="12.7cm" svg:y1="4.445cm" svg:x2="13.335cm" svg:y2="6.35cm" draw:start-shape="id37" draw:start-glue-point="6" draw:end-shape="id38" draw:end-glue-point="5" svg:d="m12700 4445v1905h635" svg:viewBox="0 0 636 1906">
          <text:p/>
        </draw:connector>
        <draw:connector draw:style-name="gr13" draw:text-style-name="P1" draw:layer="layout" svg:x1="13.335cm" svg:y1="8.89cm" svg:x2="12.7cm" svg:y2="4.445cm" draw:start-shape="id39" draw:start-glue-point="5" draw:end-shape="id37" draw:end-glue-point="6" svg:d="m13335 8890h-635v-4445" svg:viewBox="0 0 636 4446">
          <text:p/>
        </draw:connector>
      </draw:page>
      <draw:page draw:name="page10" draw:style-name="dp1" draw:master-page-name="Default">
        <draw:custom-shape draw:style-name="gr1" draw:text-style-name="P5" draw:layer="layout" svg:width="3.175cm" svg:height="3.175cm" svg:x="1.587cm" svg:y="1.58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492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39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222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31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1" draw:text-style-name="P5" draw:layer="layout" svg:width="3.175cm" svg:height="3.175cm" svg:x="6.667cm" svg:y="6.66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572cm" svg:y="10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47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30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39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175cm" svg:height="3.175cm" svg:x="11.747cm" svg:y="6.66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3.652cm" svg:y="10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5.55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2.38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0.47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3.175cm" svg:height="3.175cm" svg:x="6.667cm" svg:y="1.58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8.572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0.47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7.302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39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3.175cm" svg:height="3.175cm" svg:x="1.587cm" svg:y="6.66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3.492cm" svg:y="10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5.39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2.22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0.31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3.175cm" svg:height="3.175cm" svg:x="6.667cm" svg:y="11.74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8.572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0.477cm" svg:y="12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7.302cm" svg:y="10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5.397cm" svg:y="13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175cm" svg:height="3.175cm" svg:x="11.746cm" svg:y="6.666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3.651cm" svg:y="10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5.55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2.381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0.476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1" draw:text-style-name="P5" draw:layer="layout" svg:width="3.175cm" svg:height="3.175cm" svg:x="4.20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11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84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93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28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9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92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36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7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00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9.44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5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5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08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4.209cm" svg:y="7.03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11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84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93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289cm" svg:y="7.03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9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92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369cm" svg:y="7.033cm">
          <text:p text:style-name="P1"><text:span text:style-name="T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7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00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9.449cm" svg:y="7.03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5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5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08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4.209cm" svg:y="12.113cm">
          <text:p text:style-name="P1"><text:span text:style-name="T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11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84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93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289cm" svg:y="12.11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9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92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369cm" svg:y="12.11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7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00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9.449cm" svg:y="12.11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5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5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08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13.734cm" svg:y="6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019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-0.601cm" svg:y="5.763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23.894cm" svg:y="5.763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1" draw:text-style-name="P6" draw:layer="layout" svg:width="1.905cm" svg:height="1.906cm" svg:x="19.26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9.26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8.61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5.45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3.54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1.15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3.69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2.91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3.69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1.15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8.61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6.07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3.5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0.99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08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3.5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1.64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0.99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3.53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8.61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6.23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8.77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8.77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08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6.2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62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4.656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46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7.196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38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5.926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3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466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9.736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custom-shape draw:style-name="gr1" draw:text-style-name="P6" draw:layer="layout" svg:width="1.905cm" svg:height="1.906cm" svg:x="21.9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3" draw:id="id43" draw:layer="layout" svg:width="0.635cm" svg:height="0.635cm" svg:x="21.9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8.61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8" draw:id="id48" draw:layer="layout" svg:width="0.635cm" svg:height="0.635cm" svg:x="18.1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6" draw:id="id46" draw:layer="layout" svg:width="0.635cm" svg:height="0.635cm" svg:x="16.2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1.15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3.6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4" draw:id="id54" draw:layer="layout" svg:width="0.635cm" svg:height="0.635cm" svg:x="15.60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3.6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1.15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6.0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0.9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2" draw:id="id42" draw:layer="layout" svg:width="0.635cm" svg:height="0.635cm" svg:x="18.7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1" draw:id="id41" draw:layer="layout" svg:width="0.635cm" svg:height="0.635cm" svg:x="14.33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0.9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3.5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6.2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8.7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8.77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7" draw:id="id57" draw:layer="layout" svg:width="0.635cm" svg:height="0.635cm" svg:x="18.7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6.2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5" draw:id="id55" draw:layer="layout" svg:width="0.635cm" svg:height="0.635cm" svg:x="21.3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2" draw:id="id52" draw:layer="layout" svg:width="0.635cm" svg:height="0.635cm" svg:x="7.349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7" draw:id="id47" draw:layer="layout" svg:width="0.635cm" svg:height="0.635cm" svg:x="11.159cm" svg:y="11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6" draw:id="id56" draw:layer="layout" svg:width="0.635cm" svg:height="0.635cm" svg:x="9.889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0" draw:id="id50" draw:layer="layout" svg:width="0.635cm" svg:height="0.635cm" svg:x="6.079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5" draw:id="id45" draw:layer="layout" svg:width="0.635cm" svg:height="0.635cm" svg:x="8.619cm" svg:y="6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1" draw:id="id51" draw:layer="layout" svg:width="0.635cm" svg:height="0.635cm" svg:x="6.079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0" draw:id="id40" draw:layer="layout" svg:width="0.635cm" svg:height="0.635cm" svg:x="11.16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3" draw:id="id53" draw:layer="layout" svg:width="0.635cm" svg:height="0.635cm" svg:x="12.429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4" draw:id="id44" draw:layer="layout" svg:width="1.954cm" svg:height="2.332cm" svg:x="25.717cm" svg:y="7.351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9" draw:id="id49" draw:layer="layout" svg:width="1.748cm" svg:height="1.795cm" svg:x="0.317cm" svg:y="7.937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1.795cm" svg:y1="1.953cm" svg:x2="14.427cm" svg:y2="2.997cm" draw:start-shape="id40" draw:start-glue-point="10" draw:end-shape="id41" draw:end-glue-point="5" svg:d="m11795 1953c1903 0 588 1044 2632 1044" svg:viewBox="0 0 2633 1045">
          <text:p/>
        </draw:connector>
        <draw:connector draw:style-name="gr2" draw:text-style-name="P1" draw:layer="layout" draw:type="curve" svg:x1="14.969cm" svg:y1="3.222cm" svg:x2="18.779cm" svg:y2="2.587cm" draw:start-shape="id41" draw:start-glue-point="10" draw:end-shape="id42" draw:end-glue-point="6" svg:d="m14969 3222c2857 0 953-635 3810-635" svg:viewBox="0 0 3811 636">
          <text:p/>
        </draw:connector>
        <draw:connector draw:style-name="gr2" draw:text-style-name="P1" draw:layer="layout" draw:type="curve" svg:x1="19.414cm" svg:y1="2.587cm" svg:x2="22.272cm" svg:y2="5.444cm" draw:start-shape="id42" draw:start-glue-point="10" draw:end-shape="id43" draw:end-glue-point="4" svg:d="m19414 2587c1906 0 2858 952 2858 2857" svg:viewBox="0 0 2859 2858">
          <text:p/>
        </draw:connector>
        <draw:connector draw:style-name="gr2" draw:text-style-name="P1" draw:layer="layout" draw:type="curve" svg:x1="22.589cm" svg:y1="5.762cm" svg:x2="25.717cm" svg:y2="8.517cm" draw:start-shape="id43" draw:start-glue-point="10" draw:end-shape="id44" draw:end-glue-point="3" svg:d="m22589 5762c2629 0 1066 2755 3128 2755" svg:viewBox="0 0 3129 2756">
          <text:p/>
        </draw:connector>
        <draw:connector draw:style-name="gr2" draw:text-style-name="P1" draw:layer="layout" draw:type="curve" svg:x1="9.161cm" svg:y1="6.807cm" svg:x2="14.652cm" svg:y2="3.539cm" draw:start-shape="id45" draw:start-glue-point="11" draw:end-shape="id41" draw:end-glue-point="8" svg:d="m9161 6807c0-2521 5491-888 5491-3268" svg:viewBox="0 0 5492 3269">
          <text:p/>
        </draw:connector>
        <draw:connector draw:style-name="gr2" draw:text-style-name="P1" draw:layer="layout" draw:type="curve" svg:x1="14.876cm" svg:y1="3.446cm" svg:x2="16.557cm" svg:y2="9.889cm" draw:start-shape="id41" draw:start-glue-point="9" draw:end-shape="id46" draw:end-glue-point="4" svg:d="m14876 3446c0 4902 1681 1681 1681 6443" svg:viewBox="0 0 1682 6444">
          <text:p/>
        </draw:connector>
        <draw:connector draw:style-name="gr2" draw:text-style-name="P1" draw:layer="layout" draw:type="curve" svg:x1="16.781cm" svg:y1="9.982cm" svg:x2="25.717cm" svg:y2="8.517cm" draw:start-shape="id46" draw:start-glue-point="11" draw:end-shape="id44" draw:end-glue-point="3" svg:d="m16781 9982c7054 0 2587-1465 8936-1465" svg:viewBox="0 0 8937 1466">
          <text:p/>
        </draw:connector>
        <draw:connector draw:style-name="gr2" draw:text-style-name="P1" draw:layer="layout" draw:type="curve" svg:x1="11.794cm" svg:y1="12.112cm" svg:x2="18.144cm" svg:y2="10.842cm" draw:start-shape="id47" draw:start-glue-point="10" draw:end-shape="id48" draw:end-glue-point="6" svg:d="m11794 12112c4762 0 1588-1270 6350-1270" svg:viewBox="0 0 6351 1271">
          <text:p/>
        </draw:connector>
        <draw:connector draw:style-name="gr2" draw:text-style-name="P1" draw:layer="layout" draw:type="curve" svg:x1="18.779cm" svg:y1="10.842cm" svg:x2="25.717cm" svg:y2="8.517cm" draw:start-shape="id48" draw:start-glue-point="10" draw:end-shape="id44" draw:end-glue-point="3" svg:d="m18779 10842c5487 0 2018-2325 6938-2325" svg:viewBox="0 0 6939 2326">
          <text:p/>
        </draw:connector>
        <draw:connector draw:style-name="gr2" draw:text-style-name="P1" draw:layer="layout" draw:type="curve" svg:x1="2.065cm" svg:y1="8.834cm" svg:x2="8.619cm" svg:y2="7.032cm" draw:start-shape="id49" draw:start-glue-point="1" draw:end-shape="id45" draw:end-glue-point="6" svg:d="m2065 8834c4515 0 1238-1802 6554-1802" svg:viewBox="0 0 6555 1803">
          <text:p/>
        </draw:connector>
        <draw:connector draw:style-name="gr2" draw:text-style-name="P1" draw:layer="layout" draw:type="curve" svg:x1="2.065cm" svg:y1="8.834cm" svg:x2="6.079cm" svg:y2="9.572cm" draw:start-shape="id49" draw:end-shape="id50" draw:end-glue-point="6" svg:d="m2065 8834c2610 0 603 738 4014 738" svg:viewBox="0 0 4015 739">
          <text:p/>
        </draw:connector>
        <draw:connector draw:style-name="gr2" draw:text-style-name="P1" draw:layer="layout" draw:type="curve" svg:x1="2.065cm" svg:y1="8.834cm" svg:x2="11.159cm" svg:y2="12.112cm" draw:start-shape="id49" draw:start-glue-point="1" draw:end-shape="id47" draw:end-glue-point="6" svg:d="m2065 8834c6420 0 1873 3278 9094 3278" svg:viewBox="0 0 9095 3279">
          <text:p/>
        </draw:connector>
        <draw:connector draw:style-name="gr2" draw:text-style-name="P1" draw:layer="layout" draw:type="curve" svg:x1="2.065cm" svg:y1="8.834cm" svg:x2="6.079cm" svg:y2="4.492cm" draw:start-shape="id49" draw:start-glue-point="1" draw:end-shape="id51" draw:end-glue-point="6" svg:d="m2065 8834c2610 0 603-4342 4014-4342" svg:viewBox="0 0 4015 4343">
          <text:p/>
        </draw:connector>
        <draw:connector draw:style-name="gr2" draw:text-style-name="P1" draw:layer="layout" draw:type="curve" svg:x1="2.065cm" svg:y1="8.834cm" svg:x2="7.349cm" svg:y2="15.922cm" draw:start-shape="id49" draw:start-glue-point="1" draw:end-shape="id52" draw:end-glue-point="6" svg:d="m2065 8834c3562 0 921 7088 5284 7088" svg:viewBox="0 0 5285 7089">
          <text:p/>
        </draw:connector>
        <draw:connector draw:style-name="gr2" draw:text-style-name="P1" draw:layer="layout" draw:type="curve" svg:x1="7.984cm" svg:y1="15.922cm" svg:x2="12.429cm" svg:y2="15.922cm" draw:start-shape="id52" draw:start-glue-point="10" draw:end-shape="id53" draw:end-glue-point="6" svg:d="m7984 15922h4445" svg:viewBox="0 0 4446 1">
          <text:p/>
        </draw:connector>
        <draw:connector draw:style-name="gr2" draw:text-style-name="P1" draw:layer="layout" draw:type="curve" svg:x1="12.971cm" svg:y1="15.697cm" svg:x2="15.922cm" svg:y2="13.699cm" draw:start-shape="id53" draw:start-glue-point="11" draw:end-shape="id54" draw:end-glue-point="8" svg:d="m12971 15697c0-1569 2951-570 2951-1998" svg:viewBox="0 0 2952 1999">
          <text:p/>
        </draw:connector>
        <draw:connector draw:style-name="gr2" draw:text-style-name="P1" draw:layer="layout" draw:type="curve" svg:x1="16.239cm" svg:y1="13.382cm" svg:x2="21.412cm" svg:y2="16.332cm" draw:start-shape="id54" draw:start-glue-point="10" draw:end-shape="id55" draw:end-glue-point="5" svg:d="m16239 13382c3810 0 1224 2950 5173 2950" svg:viewBox="0 0 5174 2951">
          <text:p/>
        </draw:connector>
        <draw:connector draw:style-name="gr2" draw:text-style-name="P1" draw:layer="layout" draw:type="curve" svg:x1="21.954cm" svg:y1="16.557cm" svg:x2="25.717cm" svg:y2="8.517cm" draw:start-shape="id55" draw:start-glue-point="10" draw:end-shape="id44" draw:end-glue-point="3" svg:d="m21954 16557c3105 0 1224-8040 3763-8040" svg:viewBox="0 0 3764 8041">
          <text:p/>
        </draw:connector>
        <draw:connector draw:style-name="gr2" draw:text-style-name="P1" draw:layer="layout" draw:type="curve" svg:x1="10.524cm" svg:y1="18.462cm" svg:x2="18.779cm" svg:y2="19.097cm" draw:start-shape="id56" draw:start-glue-point="10" draw:end-shape="id57" draw:end-glue-point="6" svg:d="m10524 18462c6190 0 2063 635 8255 635" svg:viewBox="0 0 8256 636">
          <text:p/>
        </draw:connector>
        <draw:connector draw:style-name="gr2" draw:text-style-name="P1" draw:layer="layout" draw:type="curve" svg:x1="19.414cm" svg:y1="19.097cm" svg:x2="21.637cm" svg:y2="16.874cm" draw:start-shape="id57" draw:start-glue-point="10" draw:end-shape="id55" draw:end-glue-point="8" svg:d="m19414 19097c1482 0 2223-741 2223-2223" svg:viewBox="0 0 2224 2224">
          <text:p/>
        </draw:connector>
        <draw:connector draw:style-name="gr2" draw:text-style-name="P1" draw:layer="layout" draw:type="curve" svg:x1="7.667cm" svg:y1="16.239cm" svg:x2="9.982cm" svg:y2="18.237cm" draw:start-shape="id52" draw:start-glue-point="8" draw:end-shape="id56" draw:end-glue-point="5" svg:d="m7667 16239c0 1428 2315 429 2315 1998" svg:viewBox="0 0 2316 1999">
          <text:p/>
        </draw:connector>
      </draw:page>
      <draw:page draw:name="page15" draw:style-name="dp1" draw:master-page-name="Default">
        <draw:custom-shape draw:style-name="gr1" draw:text-style-name="P1" draw:layer="layout" svg:width="17.78cm" svg:height="5.08cm" svg:x="0.635cm" svg:y="7.937cm">
          <text:p text:style-name="P1">P-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715cm" svg:height="3.175cm" svg:x="11.43cm" svg:y="7.937cm">
          <text:p text:style-name="P1">N-typ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715cm" svg:height="3.175cm" svg:x="1.905cm" svg:y="7.937cm">
          <text:p text:style-name="P1">N-typ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08cm" svg:height="0.953cm" svg:x="6.985cm" svg:y="6.984cm">
          <text:p text:style-name="P1">Oxide</text:p>
          <draw:enhanced-geometry svg:viewBox="0 0 21600 21600" draw:type="rectangle" draw:enhanced-path="M 0 0 L 21600 0 21600 21600 0 21600 0 0 Z N"/>
        </draw:custom-shape>
        <draw:custom-shape draw:style-name="gr14" draw:text-style-name="P1" xml:id="id61" draw:id="id61" draw:layer="layout" svg:width="5.08cm" svg:height="0.953cm" svg:x="6.985cm" svg:y="6.0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59" draw:id="id59" draw:layer="layout" svg:width="3.81cm" svg:height="0.953cm" svg:x="13.335cm" svg:y="6.9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63" draw:id="id63" draw:layer="layout" svg:width="3.81cm" svg:height="0.953cm" svg:x="1.905cm" svg:y="6.984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5.24cm" svg:y1="2.857cm" svg:x2="15.24cm" svg:y2="6.984cm" draw:start-shape="id58" draw:start-glue-point="2" draw:end-shape="id59" svg:d="m15240 2857v4127" svg:viewBox="0 0 1 4128">
          <text:p/>
        </draw:connector>
        <draw:custom-shape draw:style-name="gr27" draw:text-style-name="P1" xml:id="id62" draw:id="id62" draw:layer="layout" svg:width="5.08cm" svg:height="0.953cm" svg:x="1.27cm" svg:y="2.221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27" draw:text-style-name="P1" xml:id="id60" draw:id="id60" draw:layer="layout" svg:width="5.08cm" svg:height="0.953cm" svg:x="6.985cm" svg:y="0.634cm">
          <text:p text:style-name="P1">Gate</text:p>
          <draw:enhanced-geometry svg:viewBox="0 0 21600 21600" draw:type="rectangle" draw:enhanced-path="M 0 0 L 21600 0 21600 21600 0 21600 0 0 Z N"/>
        </draw:custom-shape>
        <draw:custom-shape draw:style-name="gr27" draw:text-style-name="P1" xml:id="id58" draw:id="id58" draw:layer="layout" svg:width="5.08cm" svg:height="0.953cm" svg:x="12.7cm" svg:y="1.904cm">
          <text:p text:style-name="P1">Drai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.525cm" svg:y1="1.587cm" svg:x2="9.525cm" svg:y2="6.032cm" draw:start-shape="id60" draw:start-glue-point="2" draw:end-shape="id61" draw:end-glue-point="0" svg:d="m9525 1587v4445" svg:viewBox="0 0 1 4446">
          <text:p/>
        </draw:connector>
        <draw:connector draw:style-name="gr13" draw:text-style-name="P1" draw:layer="layout" svg:x1="3.81cm" svg:y1="3.174cm" svg:x2="3.81cm" svg:y2="6.984cm" draw:start-shape="id62" draw:start-glue-point="2" draw:end-shape="id63" draw:end-glue-point="0" svg:d="m3810 3174v3810" svg:viewBox="0 0 1 3811">
          <text:p/>
        </draw:connector>
        <draw:custom-shape draw:style-name="gr28" draw:text-style-name="P2" draw:layer="layout" svg:width="3.81cm" svg:height="0.953cm" svg:x="7.62cm" svg:y="7.937cm">
          <text:p text:style-name="P1"><text:span text:style-name="T1">Depletion Layer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name="Or" draw:style-name="gr29" draw:text-style-name="P7" draw:layer="layout" svg:width="3cm" svg:height="1.58cm" svg:x="2.541cm" svg:y="3.176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Xor" draw:style-name="gr29" draw:text-style-name="P7" draw:layer="layout" svg:width="3cm" svg:height="1.58cm" svg:x="6.985cm" svg:y="3.18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Not" draw:style-name="gr30" draw:text-style-name="P7" draw:layer="layout" svg:width="2.49cm" svg:height="1.58cm" svg:x="6.986cm" svg:y="0.636cm">
          <text:p/>
          <draw:enhanced-geometry svg:viewBox="0 0 5000 3174" draw:text-areas="0 3474 5000 3574" draw:type="NonPrimitive" draw:enhanced-path="M 0 1587 L 1198 1587 F N M 1198 0 L 1198 3174 3946 1587 F Z N U 4186 1587 240 240 0 360 M 4425 1587 L 5000 1587 F N"/>
        </draw:custom-shape>
        <draw:custom-shape draw:name="Nor" draw:style-name="gr31" draw:text-style-name="P7" draw:layer="layout" svg:width="3.12cm" svg:height="1.58cm" svg:x="2.595cm" svg:y="5.40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name="Xnor" draw:style-name="gr31" draw:text-style-name="P7" draw:layer="layout" svg:width="3.12cm" svg:height="1.58cm" svg:x="6.985cm" svg:y="5.40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191 191 0 360 F N M 4474 1268 L 5000 1268 F N"/>
        </draw:custom-shape>
        <draw:custom-shape draw:style-name="gr10" draw:text-style-name="P2" draw:layer="layout" svg:width="1.27cm" svg:height="0.635cm" svg:x="0.635cm" svg:y="0.952cm">
          <text:p text:style-name="P1"><text:span text:style-name="T1">AN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0.635cm" svg:y="3.651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0.635cm" svg:y="5.715cm">
          <text:p text:style-name="P1"><text:span text:style-name="T1">N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0.16cm" svg:y="0.952cm">
          <text:p text:style-name="P1"><text:span text:style-name="T1">NO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0.318cm" svg:y="3.492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0.318cm" svg:y="5.715cm">
          <text:p text:style-name="P1"><text:span text:style-name="T1">XNOR</text:span></text:p>
          <draw:enhanced-geometry svg:viewBox="0 0 21600 21600" draw:type="rectangle" draw:enhanced-path="M 0 0 L 21600 0 21600 21600 0 21600 0 0 Z N"/>
        </draw:custom-shape>
        <draw:g>
          <draw:glue-point draw:id="4" svg:x="-5cm" svg:y="-1.996cm"/>
          <draw:glue-point draw:id="5" svg:x="-5cm" svg:y="2.997cm"/>
          <draw:line draw:style-name="gr11" draw:text-style-name="P1" draw:layer="layout" svg:x1="3.016cm" svg:y1="0.793cm" svg:x2="3.016cm" svg:y2="2.38cm">
            <text:p/>
          </draw:line>
          <draw:line draw:style-name="gr11" draw:text-style-name="P1" draw:layer="layout" svg:x1="4.286cm" svg:y1="2.381cm" svg:x2="3.016cm" svg:y2="2.381cm">
            <text:p/>
          </draw:line>
          <draw:line draw:style-name="gr11" draw:text-style-name="P1" draw:layer="layout" svg:x1="4.286cm" svg:y1="0.793cm" svg:x2="3.016cm" svg:y2="0.793cm">
            <text:p/>
          </draw:line>
          <draw:line draw:style-name="gr11" draw:text-style-name="P1" draw:layer="layout" svg:x1="5.556cm" svg:y1="1.587cm" svg:x2="5.08cm" svg:y2="1.587cm">
            <text:p/>
          </draw:line>
          <draw:line draw:style-name="gr11" draw:text-style-name="P1" draw:layer="layout" svg:x1="2.54cm" svg:y1="2.063cm" svg:x2="3.016cm" svg:y2="2.063cm">
            <text:p/>
          </draw:line>
          <draw:line draw:style-name="gr11" draw:text-style-name="P1" draw:layer="layout" svg:x1="2.54cm" svg:y1="1.27cm" svg:x2="3.016cm" svg:y2="1.27cm">
            <text:p/>
          </draw:line>
          <draw:path draw:style-name="gr11" draw:text-style-name="P1" draw:layer="layout" svg:width="0.793cm" svg:height="1.587cm" svg:x="4.286cm" svg:y="0.793cm" svg:viewBox="0 0 794 1588" svg:d="m0 0c1786 794 0 1588 0 1588">
            <text:p/>
          </draw:path>
        </draw:g>
      </draw:page>
      <draw:page draw:name="page17" draw:style-name="dp1" draw:master-page-name="Default">
        <draw:custom-shape draw:style-name="gr1" draw:text-style-name="P6" draw:layer="layout" svg:width="1.905cm" svg:height="1.906cm" svg:x="21.9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9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8.61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1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2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1.15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3.6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5.60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3.6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1.15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6.0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0.9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4.33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0.9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3.5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6.2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8.7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8.77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6.2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3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0.365cm" svg:y="7.667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24.495cm" svg:y="7.35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g>
          <draw:glue-point draw:id="4" svg:x="5cm" svg:y="5cm"/>
          <draw:glue-point draw:id="5" svg:x="5cm" svg:y="-5cm"/>
          <draw:line draw:style-name="gr32" draw:text-style-name="P1" draw:layer="layout" svg:x1="4.445cm" svg:y1="0.952cm" svg:x2="4.445cm" svg:y2="2.222cm">
            <text:p/>
          </draw:line>
          <draw:line draw:style-name="gr32" draw:text-style-name="P1" draw:layer="layout" svg:x1="3.175cm" svg:y1="2.222cm" svg:x2="4.445cm" svg:y2="2.222cm">
            <text:p/>
          </draw:line>
          <draw:line draw:style-name="gr32" draw:text-style-name="P1" draw:layer="layout" svg:x1="3.175cm" svg:y1="3.492cm" svg:x2="3.175cm" svg:y2="2.222cm">
            <text:p/>
          </draw:line>
          <draw:line draw:style-name="gr32" draw:text-style-name="P1" draw:layer="layout" svg:x1="4.445cm" svg:y1="3.492cm" svg:x2="3.175cm" svg:y2="3.492cm">
            <text:p/>
          </draw:line>
          <draw:line draw:style-name="gr32" draw:text-style-name="P1" draw:layer="layout" svg:x1="4.445cm" svg:y1="4.762cm" svg:x2="4.445cm" svg:y2="3.492cm">
            <text:p/>
          </draw:line>
          <draw:line draw:style-name="gr32" draw:text-style-name="P1" draw:layer="layout" svg:x1="3.175cm" svg:y1="2.222cm" svg:x2="3.175cm" svg:y2="3.174cm">
            <text:p/>
          </draw:line>
          <draw:line draw:style-name="gr32" draw:text-style-name="P1" draw:layer="layout" svg:x1="2.972cm" svg:y1="2.227cm" svg:x2="2.972cm" svg:y2="3.497cm">
            <text:p/>
          </draw:line>
          <draw:line draw:style-name="gr32" draw:text-style-name="P1" draw:layer="layout" svg:x1="1.915cm" svg:y1="2.859cm" svg:x2="2.972cm" svg:y2="2.859cm">
            <text:p/>
          </draw:line>
        </draw:g>
        <draw:g>
          <draw:glue-point draw:id="4" svg:x="5cm" svg:y="5cm"/>
          <draw:glue-point draw:id="5" svg:x="5cm" svg:y="-5cm"/>
          <draw:line draw:style-name="gr32" draw:text-style-name="P1" draw:layer="layout" svg:x1="10.795cm" svg:y1="0.952cm" svg:x2="10.795cm" svg:y2="2.222cm">
            <text:p/>
          </draw:line>
          <draw:line draw:style-name="gr32" draw:text-style-name="P1" draw:layer="layout" svg:x1="9.525cm" svg:y1="2.222cm" svg:x2="10.795cm" svg:y2="2.222cm">
            <text:p/>
          </draw:line>
          <draw:line draw:style-name="gr32" draw:text-style-name="P1" draw:layer="layout" svg:x1="9.525cm" svg:y1="3.492cm" svg:x2="9.525cm" svg:y2="2.222cm">
            <text:p/>
          </draw:line>
          <draw:line draw:style-name="gr32" draw:text-style-name="P1" draw:layer="layout" svg:x1="10.795cm" svg:y1="3.492cm" svg:x2="9.525cm" svg:y2="3.492cm">
            <text:p/>
          </draw:line>
          <draw:line draw:style-name="gr32" draw:text-style-name="P1" draw:layer="layout" svg:x1="10.795cm" svg:y1="4.762cm" svg:x2="10.795cm" svg:y2="3.492cm">
            <text:p/>
          </draw:line>
          <draw:line draw:style-name="gr32" draw:text-style-name="P1" draw:layer="layout" svg:x1="9.525cm" svg:y1="2.222cm" svg:x2="9.525cm" svg:y2="3.174cm">
            <text:p/>
          </draw:line>
          <draw:line draw:style-name="gr32" draw:text-style-name="P1" draw:layer="layout" svg:x1="9.322cm" svg:y1="2.227cm" svg:x2="9.322cm" svg:y2="3.497cm">
            <text:p/>
          </draw:line>
          <draw:line draw:style-name="gr32" draw:text-style-name="P1" draw:layer="layout" svg:x1="8.265cm" svg:y1="2.859cm" svg:x2="8.89cm" svg:y2="2.859cm">
            <text:p/>
          </draw:line>
          <draw:custom-shape draw:style-name="gr33" draw:text-style-name="P1" draw:layer="layout" svg:width="0.381cm" svg:height="0.381cm" svg:x="8.909cm" svg:y="2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2" draw:layer="layout" svg:width="2.54cm" svg:height="0.635cm" svg:x="0cm" svg:y="2.539cm">
          <text:p text:style-name="P1"><text:span text:style-name="T1">G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6.35cm" svg:y="2.539cm">
          <text:p text:style-name="P1"><text:span text:style-name="T1">G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3.175cm" svg:y="0.317cm">
          <text:p text:style-name="P1"><text:span text:style-name="T1">Dra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3.175cm" svg:y="4.762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9.525cm" svg:y="0.317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9.525cm" svg:y="4.762cm">
          <text:p text:style-name="P1"><text:span text:style-name="T1">Dra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2.54cm" svg:y="5.714cm">
          <text:p text:style-name="P1"><text:span text:style-name="T1">NM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8.89cm" svg:y="5.714cm">
          <text:p text:style-name="P1"><text:span text:style-name="T1">PMOS</text:span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g xml:id="id65" draw:id="id65">
          <draw:glue-point draw:id="4" svg:x="5cm" svg:y="5cm"/>
          <draw:glue-point draw:id="5" svg:x="5cm" svg:y="-5cm"/>
          <draw:line draw:style-name="gr32" draw:text-style-name="P1" draw:layer="layout" svg:x1="5.717cm" svg:y1="7.302cm" svg:x2="5.717cm" svg:y2="8.572cm">
            <text:p/>
          </draw:line>
          <draw:line draw:style-name="gr32" draw:text-style-name="P1" draw:layer="layout" svg:x1="4.447cm" svg:y1="8.572cm" svg:x2="5.717cm" svg:y2="8.572cm">
            <text:p/>
          </draw:line>
          <draw:line draw:style-name="gr32" draw:text-style-name="P1" draw:layer="layout" svg:x1="4.447cm" svg:y1="9.842cm" svg:x2="4.447cm" svg:y2="8.572cm">
            <text:p/>
          </draw:line>
          <draw:line draw:style-name="gr32" draw:text-style-name="P1" draw:layer="layout" svg:x1="5.717cm" svg:y1="9.842cm" svg:x2="4.447cm" svg:y2="9.842cm">
            <text:p/>
          </draw:line>
          <draw:line draw:style-name="gr32" draw:text-style-name="P1" draw:layer="layout" svg:x1="5.717cm" svg:y1="11.112cm" svg:x2="5.717cm" svg:y2="9.842cm">
            <text:p/>
          </draw:line>
          <draw:line draw:style-name="gr32" draw:text-style-name="P1" draw:layer="layout" svg:x1="4.447cm" svg:y1="8.572cm" svg:x2="4.447cm" svg:y2="9.524cm">
            <text:p/>
          </draw:line>
          <draw:line draw:style-name="gr32" draw:text-style-name="P1" draw:layer="layout" svg:x1="4.244cm" svg:y1="8.577cm" svg:x2="4.244cm" svg:y2="9.847cm">
            <text:p/>
          </draw:line>
          <draw:line draw:style-name="gr32" draw:text-style-name="P1" draw:layer="layout" svg:x1="3.187cm" svg:y1="9.209cm" svg:x2="4.244cm" svg:y2="9.209cm">
            <text:p/>
          </draw:line>
        </draw:g>
        <draw:g xml:id="id64" draw:id="id64">
          <draw:glue-point draw:id="4" svg:x="5cm" svg:y="5cm"/>
          <draw:glue-point draw:id="5" svg:x="5cm" svg:y="-5cm"/>
          <draw:line draw:style-name="gr32" draw:text-style-name="P1" draw:layer="layout" svg:x1="5.707cm" svg:y1="1.905cm" svg:x2="5.707cm" svg:y2="3.175cm">
            <text:p/>
          </draw:line>
          <draw:line draw:style-name="gr32" draw:text-style-name="P1" draw:layer="layout" svg:x1="4.437cm" svg:y1="3.175cm" svg:x2="5.707cm" svg:y2="3.175cm">
            <text:p/>
          </draw:line>
          <draw:line draw:style-name="gr32" draw:text-style-name="P1" draw:layer="layout" svg:x1="4.437cm" svg:y1="4.445cm" svg:x2="4.437cm" svg:y2="3.175cm">
            <text:p/>
          </draw:line>
          <draw:line draw:style-name="gr32" draw:text-style-name="P1" draw:layer="layout" svg:x1="5.707cm" svg:y1="4.445cm" svg:x2="4.437cm" svg:y2="4.445cm">
            <text:p/>
          </draw:line>
          <draw:line draw:style-name="gr32" draw:text-style-name="P1" draw:layer="layout" svg:x1="5.707cm" svg:y1="5.715cm" svg:x2="5.707cm" svg:y2="4.445cm">
            <text:p/>
          </draw:line>
          <draw:line draw:style-name="gr32" draw:text-style-name="P1" draw:layer="layout" svg:x1="4.437cm" svg:y1="3.175cm" svg:x2="4.437cm" svg:y2="4.127cm">
            <text:p/>
          </draw:line>
          <draw:line draw:style-name="gr32" draw:text-style-name="P1" draw:layer="layout" svg:x1="4.234cm" svg:y1="3.18cm" svg:x2="4.234cm" svg:y2="4.45cm">
            <text:p/>
          </draw:line>
          <draw:line draw:style-name="gr32" draw:text-style-name="P1" draw:layer="layout" svg:x1="3.177cm" svg:y1="3.812cm" svg:x2="3.802cm" svg:y2="3.812cm">
            <text:p/>
          </draw:line>
          <draw:custom-shape draw:style-name="gr33" draw:text-style-name="P1" draw:layer="layout" svg:width="0.381cm" svg:height="0.381cm" svg:x="3.821cm" svg:y="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5.707cm" svg:y1="5.715cm" svg:x2="5.717cm" svg:y2="7.302cm" draw:start-shape="id64" draw:start-glue-point="4" draw:end-shape="id65" draw:end-glue-point="5" svg:d="m5707 5715v794h10v793" svg:viewBox="0 0 11 1588">
          <text:p/>
        </draw:connector>
        <draw:connector draw:style-name="gr13" draw:text-style-name="P1" draw:layer="layout" draw:line-skew="-0.109cm" svg:x1="3.187cm" svg:y1="9.207cm" svg:x2="3.177cm" svg:y2="3.81cm" draw:start-shape="id65" draw:start-glue-point="3" draw:end-shape="id64" draw:end-glue-point="3" svg:d="m3187 9207h-645v-5397h635" svg:viewBox="0 0 646 5398">
          <text:p/>
        </draw:connector>
        <draw:g xml:id="id66" draw:id="id66">
          <draw:line draw:style-name="gr32" draw:text-style-name="P1" draw:layer="layout" svg:x1="5.399cm" svg:y1="12.065cm" svg:x2="6.033cm" svg:y2="12.065cm">
            <text:p/>
          </draw:line>
          <draw:line draw:style-name="gr32" draw:text-style-name="P1" draw:layer="layout" svg:x1="5.505cm" svg:y1="12.223cm" svg:x2="5.928cm" svg:y2="12.223cm">
            <text:p/>
          </draw:line>
          <draw:line draw:style-name="gr32" draw:text-style-name="P1" draw:layer="layout" svg:x1="5.61cm" svg:y1="12.382cm" svg:x2="5.821cm" svg:y2="12.382cm">
            <text:p/>
          </draw:line>
        </draw:g>
        <draw:connector draw:style-name="gr13" draw:text-style-name="P1" draw:layer="layout" draw:line-skew="4.336cm -0.842cm" svg:x1="5.716cm" svg:y1="12.065cm" svg:x2="5.717cm" svg:y2="11.112cm" draw:start-shape="id66" draw:start-glue-point="0" draw:end-shape="id65" draw:end-glue-point="4" svg:d="m5716 12065v-953h1v0 0" svg:viewBox="0 0 2 954">
          <text:p/>
        </draw:connector>
        <draw:g xml:id="id67" draw:id="id67">
          <draw:line draw:style-name="gr32" draw:text-style-name="P1" draw:layer="layout" svg:x1="5.083cm" svg:y1="0.952cm" svg:x2="6.352cm" svg:y2="0.952cm">
            <text:p/>
          </draw:line>
          <draw:custom-shape draw:style-name="gr10" draw:text-style-name="P2" draw:layer="layout" svg:width="1.27cm" svg:height="0.635cm" svg:x="5.082cm" svg:y="0.317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draw:line-skew="-4.336cm -1.161cm" svg:x1="5.717cm" svg:y1="0.952cm" svg:x2="5.707cm" svg:y2="1.905cm" draw:start-shape="id67" draw:start-glue-point="2" draw:end-shape="id64" draw:end-glue-point="5" svg:d="m5717 952v953 0 0h-10" svg:viewBox="0 0 11 954">
          <text:p/>
        </draw:connector>
        <draw:line draw:style-name="gr11" draw:text-style-name="P1" draw:layer="layout" svg:x1="5.717cm" svg:y1="6.667cm" svg:x2="7.939cm" svg:y2="6.667cm">
          <text:p/>
        </draw:line>
        <draw:line draw:style-name="gr11" draw:text-style-name="P1" draw:layer="layout" svg:x1="0.319cm" svg:y1="6.667cm" svg:x2="2.542cm" svg:y2="6.667cm">
          <text:p/>
        </draw:line>
        <draw:custom-shape draw:style-name="gr10" draw:text-style-name="P2" draw:layer="layout" svg:width="1.906cm" svg:height="0.635cm" svg:x="0cm" svg:y="6.032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6.351cm" svg:y="6.032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g xml:id="id69" draw:id="id69">
          <draw:glue-point draw:id="4" svg:x="5cm" svg:y="5cm"/>
          <draw:glue-point draw:id="5" svg:x="5cm" svg:y="-5cm"/>
          <draw:line draw:style-name="gr32" draw:text-style-name="P1" draw:layer="layout" svg:x1="6.031cm" svg:y1="7.302cm" svg:x2="6.031cm" svg:y2="8.572cm">
            <text:p/>
          </draw:line>
          <draw:line draw:style-name="gr32" draw:text-style-name="P1" draw:layer="layout" svg:x1="4.761cm" svg:y1="8.572cm" svg:x2="6.031cm" svg:y2="8.572cm">
            <text:p/>
          </draw:line>
          <draw:line draw:style-name="gr32" draw:text-style-name="P1" draw:layer="layout" svg:x1="4.761cm" svg:y1="9.842cm" svg:x2="4.761cm" svg:y2="8.572cm">
            <text:p/>
          </draw:line>
          <draw:line draw:style-name="gr32" draw:text-style-name="P1" draw:layer="layout" svg:x1="6.031cm" svg:y1="9.842cm" svg:x2="4.761cm" svg:y2="9.842cm">
            <text:p/>
          </draw:line>
          <draw:line draw:style-name="gr32" draw:text-style-name="P1" draw:layer="layout" svg:x1="6.031cm" svg:y1="11.112cm" svg:x2="6.031cm" svg:y2="9.842cm">
            <text:p/>
          </draw:line>
          <draw:line draw:style-name="gr32" draw:text-style-name="P1" draw:layer="layout" svg:x1="4.761cm" svg:y1="8.572cm" svg:x2="4.761cm" svg:y2="9.524cm">
            <text:p/>
          </draw:line>
          <draw:line draw:style-name="gr32" draw:text-style-name="P1" draw:layer="layout" svg:x1="4.558cm" svg:y1="8.577cm" svg:x2="4.558cm" svg:y2="9.847cm">
            <text:p/>
          </draw:line>
          <draw:line draw:style-name="gr32" draw:text-style-name="P1" draw:layer="layout" svg:x1="3.501cm" svg:y1="9.209cm" svg:x2="4.558cm" svg:y2="9.209cm">
            <text:p/>
          </draw:line>
        </draw:g>
        <draw:g xml:id="id68" draw:id="id68">
          <draw:glue-point draw:id="4" svg:x="5cm" svg:y="5cm"/>
          <draw:glue-point draw:id="5" svg:x="5cm" svg:y="-5cm"/>
          <draw:line draw:style-name="gr32" draw:text-style-name="P1" draw:layer="layout" svg:x1="6.021cm" svg:y1="1.905cm" svg:x2="6.021cm" svg:y2="3.175cm">
            <text:p/>
          </draw:line>
          <draw:line draw:style-name="gr32" draw:text-style-name="P1" draw:layer="layout" svg:x1="4.751cm" svg:y1="3.175cm" svg:x2="6.021cm" svg:y2="3.175cm">
            <text:p/>
          </draw:line>
          <draw:line draw:style-name="gr32" draw:text-style-name="P1" draw:layer="layout" svg:x1="4.751cm" svg:y1="4.445cm" svg:x2="4.751cm" svg:y2="3.175cm">
            <text:p/>
          </draw:line>
          <draw:line draw:style-name="gr32" draw:text-style-name="P1" draw:layer="layout" svg:x1="6.021cm" svg:y1="4.445cm" svg:x2="4.751cm" svg:y2="4.445cm">
            <text:p/>
          </draw:line>
          <draw:line draw:style-name="gr32" draw:text-style-name="P1" draw:layer="layout" svg:x1="6.021cm" svg:y1="5.715cm" svg:x2="6.021cm" svg:y2="4.445cm">
            <text:p/>
          </draw:line>
          <draw:line draw:style-name="gr32" draw:text-style-name="P1" draw:layer="layout" svg:x1="4.751cm" svg:y1="3.175cm" svg:x2="4.751cm" svg:y2="4.127cm">
            <text:p/>
          </draw:line>
          <draw:line draw:style-name="gr32" draw:text-style-name="P1" draw:layer="layout" svg:x1="4.548cm" svg:y1="3.18cm" svg:x2="4.548cm" svg:y2="4.45cm">
            <text:p/>
          </draw:line>
          <draw:line draw:style-name="gr32" draw:text-style-name="P1" draw:layer="layout" svg:x1="3.491cm" svg:y1="3.812cm" svg:x2="4.116cm" svg:y2="3.812cm">
            <text:p/>
          </draw:line>
          <draw:custom-shape draw:style-name="gr33" draw:text-style-name="P1" draw:layer="layout" svg:width="0.381cm" svg:height="0.381cm" svg:x="4.135cm" svg:y="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6.021cm" svg:y1="5.715cm" svg:x2="6.031cm" svg:y2="7.302cm" draw:start-shape="id68" draw:start-glue-point="4" draw:end-shape="id69" draw:end-glue-point="5" svg:d="m6021 5715v794h10v793" svg:viewBox="0 0 11 1588">
          <text:p/>
        </draw:connector>
        <draw:connector draw:style-name="gr13" draw:text-style-name="P1" draw:layer="layout" draw:line-skew="-0.109cm" svg:x1="3.501cm" svg:y1="9.207cm" svg:x2="3.491cm" svg:y2="3.81cm" draw:start-shape="id69" draw:start-glue-point="3" draw:end-shape="id68" draw:end-glue-point="3" svg:d="m3501 9207h-645v-5397h635" svg:viewBox="0 0 646 5398">
          <text:p/>
        </draw:connector>
        <draw:g xml:id="id70" draw:id="id70">
          <draw:line draw:style-name="gr32" draw:text-style-name="P1" draw:layer="layout" svg:x1="5.713cm" svg:y1="12.065cm" svg:x2="6.347cm" svg:y2="12.065cm">
            <text:p/>
          </draw:line>
          <draw:line draw:style-name="gr32" draw:text-style-name="P1" draw:layer="layout" svg:x1="5.819cm" svg:y1="12.223cm" svg:x2="6.242cm" svg:y2="12.223cm">
            <text:p/>
          </draw:line>
          <draw:line draw:style-name="gr32" draw:text-style-name="P1" draw:layer="layout" svg:x1="5.924cm" svg:y1="12.382cm" svg:x2="6.135cm" svg:y2="12.382cm">
            <text:p/>
          </draw:line>
        </draw:g>
        <draw:connector draw:style-name="gr13" draw:text-style-name="P1" draw:layer="layout" draw:line-skew="4.336cm -0.842cm" svg:x1="6.03cm" svg:y1="12.065cm" svg:x2="6.031cm" svg:y2="11.112cm" draw:start-shape="id70" draw:start-glue-point="0" draw:end-shape="id69" draw:end-glue-point="4" svg:d="m6030 12065v-953h1v0 0" svg:viewBox="0 0 2 954">
          <text:p/>
        </draw:connector>
        <draw:g xml:id="id71" draw:id="id71">
          <draw:line draw:style-name="gr32" draw:text-style-name="P1" draw:layer="layout" svg:x1="5.397cm" svg:y1="0.952cm" svg:x2="6.666cm" svg:y2="0.952cm">
            <text:p/>
          </draw:line>
          <draw:custom-shape draw:style-name="gr10" draw:text-style-name="P2" draw:layer="layout" svg:width="1.27cm" svg:height="0.635cm" svg:x="5.396cm" svg:y="0.317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draw:line-skew="-4.336cm -1.161cm" svg:x1="6.031cm" svg:y1="0.952cm" svg:x2="6.021cm" svg:y2="1.905cm" draw:start-shape="id71" draw:start-glue-point="2" draw:end-shape="id68" draw:end-glue-point="5" svg:d="m6031 952v953 0 0h-10" svg:viewBox="0 0 11 954">
          <text:p/>
        </draw:connector>
        <draw:line draw:style-name="gr11" draw:text-style-name="P1" draw:layer="layout" svg:x1="6.031cm" svg:y1="6.667cm" svg:x2="8.253cm" svg:y2="6.667cm">
          <text:p/>
        </draw:line>
        <draw:line draw:style-name="gr11" draw:text-style-name="P1" draw:layer="layout" svg:x1="0.633cm" svg:y1="6.667cm" svg:x2="2.856cm" svg:y2="6.667cm">
          <text:p/>
        </draw:line>
        <draw:custom-shape draw:style-name="gr10" draw:text-style-name="P2" draw:layer="layout" svg:width="1.906cm" svg:height="0.635cm" svg:x="0.314cm" svg:y="6.032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6.665cm" svg:y="6.032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0.316cm" svg:y="5.397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0.315cm" svg:y="6.667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5.396cm" svg:y="9.207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396cm" svg:y="8.572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078cm" svg:y="3.174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5.077cm" svg:y="3.809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6.666cm" svg:y="5.397cm">
          <text:p text:style-name="P1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6.665cm" svg:y="6.66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g xml:id="id73" draw:id="id73">
          <draw:glue-point draw:id="4" svg:x="5cm" svg:y="5cm"/>
          <draw:glue-point draw:id="5" svg:x="5cm" svg:y="-5cm"/>
          <draw:line draw:style-name="gr32" draw:text-style-name="P1" draw:layer="layout" svg:x1="5.553cm" svg:y1="7.214cm" svg:x2="5.553cm" svg:y2="8.484cm">
            <text:p/>
          </draw:line>
          <draw:line draw:style-name="gr32" draw:text-style-name="P1" draw:layer="layout" svg:x1="4.283cm" svg:y1="8.484cm" svg:x2="5.553cm" svg:y2="8.484cm">
            <text:p/>
          </draw:line>
          <draw:line draw:style-name="gr32" draw:text-style-name="P1" draw:layer="layout" svg:x1="4.283cm" svg:y1="9.754cm" svg:x2="4.283cm" svg:y2="8.484cm">
            <text:p/>
          </draw:line>
          <draw:line draw:style-name="gr32" draw:text-style-name="P1" draw:layer="layout" svg:x1="5.553cm" svg:y1="9.754cm" svg:x2="4.283cm" svg:y2="9.754cm">
            <text:p/>
          </draw:line>
          <draw:line draw:style-name="gr32" draw:text-style-name="P1" draw:layer="layout" svg:x1="5.553cm" svg:y1="11.024cm" svg:x2="5.553cm" svg:y2="9.754cm">
            <text:p/>
          </draw:line>
          <draw:line draw:style-name="gr32" draw:text-style-name="P1" draw:layer="layout" svg:x1="4.283cm" svg:y1="8.484cm" svg:x2="4.283cm" svg:y2="9.436cm">
            <text:p/>
          </draw:line>
          <draw:line draw:style-name="gr32" draw:text-style-name="P1" draw:layer="layout" svg:x1="4.08cm" svg:y1="8.489cm" svg:x2="4.08cm" svg:y2="9.759cm">
            <text:p/>
          </draw:line>
          <draw:line draw:style-name="gr32" draw:text-style-name="P1" draw:layer="layout" svg:x1="3.023cm" svg:y1="9.121cm" svg:x2="4.08cm" svg:y2="9.121cm">
            <text:p/>
          </draw:line>
        </draw:g>
        <draw:g xml:id="id72" draw:id="id72">
          <draw:glue-point draw:id="4" svg:x="5cm" svg:y="5cm"/>
          <draw:glue-point draw:id="5" svg:x="5cm" svg:y="-5cm"/>
          <draw:line draw:style-name="gr32" draw:text-style-name="P1" draw:layer="layout" svg:x1="5.543cm" svg:y1="1.817cm" svg:x2="5.543cm" svg:y2="3.087cm">
            <text:p/>
          </draw:line>
          <draw:line draw:style-name="gr32" draw:text-style-name="P1" draw:layer="layout" svg:x1="4.273cm" svg:y1="3.087cm" svg:x2="5.543cm" svg:y2="3.087cm">
            <text:p/>
          </draw:line>
          <draw:line draw:style-name="gr32" draw:text-style-name="P1" draw:layer="layout" svg:x1="4.273cm" svg:y1="4.357cm" svg:x2="4.273cm" svg:y2="3.087cm">
            <text:p/>
          </draw:line>
          <draw:line draw:style-name="gr32" draw:text-style-name="P1" draw:layer="layout" svg:x1="5.543cm" svg:y1="4.357cm" svg:x2="4.273cm" svg:y2="4.357cm">
            <text:p/>
          </draw:line>
          <draw:line draw:style-name="gr32" draw:text-style-name="P1" draw:layer="layout" svg:x1="5.543cm" svg:y1="5.627cm" svg:x2="5.543cm" svg:y2="4.357cm">
            <text:p/>
          </draw:line>
          <draw:line draw:style-name="gr32" draw:text-style-name="P1" draw:layer="layout" svg:x1="4.273cm" svg:y1="3.087cm" svg:x2="4.273cm" svg:y2="4.039cm">
            <text:p/>
          </draw:line>
          <draw:line draw:style-name="gr32" draw:text-style-name="P1" draw:layer="layout" svg:x1="4.07cm" svg:y1="3.092cm" svg:x2="4.07cm" svg:y2="4.362cm">
            <text:p/>
          </draw:line>
          <draw:line draw:style-name="gr32" draw:text-style-name="P1" draw:layer="layout" svg:x1="3.013cm" svg:y1="3.724cm" svg:x2="3.638cm" svg:y2="3.724cm">
            <text:p/>
          </draw:line>
          <draw:custom-shape draw:style-name="gr33" draw:text-style-name="P1" draw:layer="layout" svg:width="0.381cm" svg:height="0.381cm" svg:x="3.657cm" svg:y="3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5.543cm" svg:y1="5.627cm" svg:x2="5.553cm" svg:y2="7.214cm" draw:start-shape="id72" draw:start-glue-point="4" draw:end-shape="id73" draw:end-glue-point="5" svg:d="m5543 5627v794h10v793" svg:viewBox="0 0 11 1588">
          <text:p/>
        </draw:connector>
        <draw:connector draw:style-name="gr13" draw:text-style-name="P1" draw:layer="layout" draw:line-skew="-0.109cm" svg:x1="3.023cm" svg:y1="9.119cm" svg:x2="3.013cm" svg:y2="3.722cm" draw:start-shape="id73" draw:start-glue-point="3" draw:end-shape="id72" draw:end-glue-point="3" svg:d="m3023 9119h-645v-5397h635" svg:viewBox="0 0 646 5398">
          <text:p/>
        </draw:connector>
        <draw:g xml:id="id74" draw:id="id74">
          <draw:line draw:style-name="gr32" draw:text-style-name="P1" draw:layer="layout" svg:x1="4.919cm" svg:y1="0.864cm" svg:x2="6.188cm" svg:y2="0.864cm">
            <text:p/>
          </draw:line>
          <draw:custom-shape draw:style-name="gr10" draw:text-style-name="P2" draw:layer="layout" svg:width="1.27cm" svg:height="0.635cm" svg:x="4.918cm" svg:y="0.229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xml:id="id76" draw:id="id76" draw:layer="layout" draw:line-skew="-4.337cm -1.161cm" svg:x1="5.553cm" svg:y1="0.864cm" svg:x2="5.543cm" svg:y2="1.817cm" draw:start-shape="id74" draw:start-glue-point="2" draw:end-shape="id72" draw:end-glue-point="5" svg:d="m5553 864v952 0 1h-10" svg:viewBox="0 0 11 954">
          <text:p/>
        </draw:connector>
        <draw:line draw:style-name="gr11" draw:text-style-name="P1" draw:layer="layout" svg:x1="5.553cm" svg:y1="6.579cm" svg:x2="13.808cm" svg:y2="6.579cm">
          <text:p/>
        </draw:line>
        <draw:line draw:style-name="gr11" draw:text-style-name="P1" draw:layer="layout" svg:x1="0.155cm" svg:y1="6.579cm" svg:x2="2.378cm" svg:y2="6.579cm">
          <text:p/>
        </draw:line>
        <draw:custom-shape draw:style-name="gr10" draw:text-style-name="P2" draw:layer="layout" svg:width="1.906cm" svg:height="0.635cm" svg:x="-0.164cm" svg:y="5.94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11.901cm" svg:y="5.944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-0.162cm" svg:y="5.309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-0.163cm" svg:y="6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4.918cm" svg:y="9.119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4.918cm" svg:y="8.484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4.6cm" svg:y="3.086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4.599cm" svg:y="3.721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1.584cm" svg:y="6.579cm">
          <text:p text:style-name="P1"><text:span text:style-name="T8">0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g xml:id="id75" draw:id="id75">
          <draw:glue-point draw:id="4" svg:x="5cm" svg:y="5cm"/>
          <draw:glue-point draw:id="5" svg:x="5cm" svg:y="-5cm"/>
          <draw:line draw:style-name="gr32" draw:text-style-name="P1" draw:layer="layout" svg:x1="5.553cm" svg:y1="11.659cm" svg:x2="5.553cm" svg:y2="12.929cm">
            <text:p/>
          </draw:line>
          <draw:line draw:style-name="gr32" draw:text-style-name="P1" draw:layer="layout" svg:x1="4.283cm" svg:y1="12.929cm" svg:x2="5.553cm" svg:y2="12.929cm">
            <text:p/>
          </draw:line>
          <draw:line draw:style-name="gr32" draw:text-style-name="P1" draw:layer="layout" svg:x1="4.283cm" svg:y1="14.199cm" svg:x2="4.283cm" svg:y2="12.929cm">
            <text:p/>
          </draw:line>
          <draw:line draw:style-name="gr32" draw:text-style-name="P1" draw:layer="layout" svg:x1="5.553cm" svg:y1="14.199cm" svg:x2="4.283cm" svg:y2="14.199cm">
            <text:p/>
          </draw:line>
          <draw:line draw:style-name="gr32" draw:text-style-name="P1" draw:layer="layout" svg:x1="5.553cm" svg:y1="15.469cm" svg:x2="5.553cm" svg:y2="14.199cm">
            <text:p/>
          </draw:line>
          <draw:line draw:style-name="gr32" draw:text-style-name="P1" draw:layer="layout" svg:x1="4.283cm" svg:y1="12.929cm" svg:x2="4.283cm" svg:y2="13.881cm">
            <text:p/>
          </draw:line>
          <draw:line draw:style-name="gr32" draw:text-style-name="P1" draw:layer="layout" svg:x1="4.08cm" svg:y1="12.934cm" svg:x2="4.08cm" svg:y2="14.204cm">
            <text:p/>
          </draw:line>
          <draw:line draw:style-name="gr32" draw:text-style-name="P1" draw:layer="layout" svg:x1="3.023cm" svg:y1="13.566cm" svg:x2="4.08cm" svg:y2="13.566cm">
            <text:p/>
          </draw:line>
        </draw:g>
        <draw:custom-shape draw:style-name="gr10" draw:text-style-name="P10" draw:layer="layout" svg:width="1.906cm" svg:height="0.635cm" svg:x="4.917cm" svg:y="13.564cm">
          <text:p text:style-name="P1"><text:span text:style-name="T9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4.917cm" svg:y="12.929cm">
          <text:p text:style-name="P1"><text:span text:style-name="T10">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526cm" svg:x1="5.553cm" svg:y1="11.024cm" svg:x2="5.553cm" svg:y2="11.659cm" draw:start-shape="id73" draw:start-glue-point="4" draw:end-shape="id75" draw:end-glue-point="5" svg:d="m5553 11024v0 635 0" svg:viewBox="0 0 1 636">
          <text:p/>
        </draw:connector>
        <draw:g xml:id="id78" draw:id="id78">
          <draw:line draw:style-name="gr32" draw:text-style-name="P1" draw:layer="layout" svg:x1="5.235cm" svg:y1="16.104cm" svg:x2="5.869cm" svg:y2="16.104cm">
            <text:p/>
          </draw:line>
          <draw:line draw:style-name="gr32" draw:text-style-name="P1" draw:layer="layout" svg:x1="5.341cm" svg:y1="16.262cm" svg:x2="5.764cm" svg:y2="16.262cm">
            <text:p/>
          </draw:line>
          <draw:line draw:style-name="gr32" draw:text-style-name="P1" draw:layer="layout" svg:x1="5.446cm" svg:y1="16.421cm" svg:x2="5.657cm" svg:y2="16.421cm">
            <text:p/>
          </draw:line>
        </draw:g>
        <draw:g xml:id="id77" draw:id="id77">
          <draw:glue-point draw:id="4" svg:x="5cm" svg:y="5cm"/>
          <draw:glue-point draw:id="5" svg:x="5cm" svg:y="-5cm"/>
          <draw:line draw:style-name="gr32" draw:text-style-name="P1" draw:layer="layout" svg:x1="11.585cm" svg:y1="1.816cm" svg:x2="11.585cm" svg:y2="3.086cm">
            <text:p/>
          </draw:line>
          <draw:line draw:style-name="gr32" draw:text-style-name="P1" draw:layer="layout" svg:x1="10.315cm" svg:y1="3.086cm" svg:x2="11.585cm" svg:y2="3.086cm">
            <text:p/>
          </draw:line>
          <draw:line draw:style-name="gr32" draw:text-style-name="P1" draw:layer="layout" svg:x1="10.315cm" svg:y1="4.356cm" svg:x2="10.315cm" svg:y2="3.086cm">
            <text:p/>
          </draw:line>
          <draw:line draw:style-name="gr32" draw:text-style-name="P1" draw:layer="layout" svg:x1="11.585cm" svg:y1="4.356cm" svg:x2="10.315cm" svg:y2="4.356cm">
            <text:p/>
          </draw:line>
          <draw:line draw:style-name="gr32" draw:text-style-name="P1" draw:layer="layout" svg:x1="11.585cm" svg:y1="5.626cm" svg:x2="11.585cm" svg:y2="4.356cm">
            <text:p/>
          </draw:line>
          <draw:line draw:style-name="gr32" draw:text-style-name="P1" draw:layer="layout" svg:x1="10.315cm" svg:y1="3.086cm" svg:x2="10.315cm" svg:y2="4.038cm">
            <text:p/>
          </draw:line>
          <draw:line draw:style-name="gr32" draw:text-style-name="P1" draw:layer="layout" svg:x1="10.112cm" svg:y1="3.091cm" svg:x2="10.112cm" svg:y2="4.361cm">
            <text:p/>
          </draw:line>
          <draw:line draw:style-name="gr32" draw:text-style-name="P1" draw:layer="layout" svg:x1="9.055cm" svg:y1="3.723cm" svg:x2="9.68cm" svg:y2="3.723cm">
            <text:p/>
          </draw:line>
          <draw:custom-shape draw:style-name="gr33" draw:text-style-name="P1" draw:layer="layout" svg:width="0.381cm" svg:height="0.381cm" svg:x="9.699cm" svg:y="3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draw:line-skew="0cm 0.526cm" svg:x1="5.553cm" svg:y1="1.816cm" svg:x2="11.585cm" svg:y2="1.816cm" draw:start-shape="id76" draw:start-glue-point="0" draw:end-shape="id77" draw:end-glue-point="5" svg:d="m5553 1816h1739v0h4293v0" svg:viewBox="0 0 6033 1">
          <text:p/>
        </draw:connector>
        <draw:connector draw:style-name="gr13" draw:text-style-name="P1" draw:layer="layout" draw:line-skew="-0.527cm" svg:x1="5.543cm" svg:y1="5.627cm" svg:x2="11.585cm" svg:y2="5.626cm" draw:start-shape="id72" draw:start-glue-point="4" draw:end-shape="id77" draw:end-glue-point="4" svg:d="m5543 5627v-1h6042v0" svg:viewBox="0 0 6043 2">
          <text:p/>
        </draw:connector>
        <draw:line draw:style-name="gr11" draw:text-style-name="P1" draw:layer="layout" svg:x1="0.157cm" svg:y1="13.564cm" svg:x2="3.013cm" svg:y2="13.564cm">
          <text:p/>
        </draw:line>
        <draw:custom-shape draw:style-name="gr10" draw:text-style-name="P2" draw:layer="layout" svg:width="1.906cm" svg:height="0.635cm" svg:x="-0.162cm" svg:y="12.92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-0.16cm" svg:y="12.294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-0.161cm" svg:y="13.56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824cm" svg:y1="3.721cm" svg:x2="9.68cm" svg:y2="3.721cm">
          <text:p/>
        </draw:line>
        <draw:custom-shape draw:style-name="gr10" draw:text-style-name="P2" draw:layer="layout" svg:width="1.906cm" svg:height="0.635cm" svg:x="6.505cm" svg:y="3.08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6.507cm" svg:y="2.45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6.506cm" svg:y="3.72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10.634cm" svg:y="3.086cm">
          <text:p text:style-name="P1"><text:span text:style-name="T10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10.633cm" svg:y="3.721cm">
          <text:p text:style-name="P1"><text:span text:style-name="T9">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4.336cm -0.842cm" svg:x1="5.552cm" svg:y1="16.104cm" svg:x2="5.553cm" svg:y2="15.469cm" draw:start-shape="id78" draw:start-glue-point="0" draw:end-shape="id75" draw:end-glue-point="4" svg:d="m5552 16104v-635h1v0 0" svg:viewBox="0 0 2 636">
          <text:p/>
        </draw:connector>
        <draw:custom-shape draw:style-name="gr10" draw:text-style-name="P9" draw:layer="layout" svg:width="1.906cm" svg:height="0.635cm" svg:x="11.583cm" svg:y="7.214cm">
          <text:p text:style-name="P1"><text:span text:style-name="T8">0</text:span><text:span text:style-name="T10">1</text:span><text:span text:style-name="T9"> </text:span><text:span text:style-name="T2">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1.584cm" svg:y="7.849cm">
          <text:p text:style-name="P1"><text:span text:style-name="T7">1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1.584cm" svg:y="8.484cm">
          <text:p text:style-name="P1"><text:span text:style-name="T7">1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g xml:id="id79" draw:id="id79">
          <draw:glue-point draw:id="4" svg:x="5cm" svg:y="5cm"/>
          <draw:glue-point draw:id="5" svg:x="5cm" svg:y="-5cm"/>
          <draw:line draw:style-name="gr32" draw:text-style-name="P1" draw:layer="layout" svg:x1="6.034cm" svg:y1="1.746cm" svg:x2="6.034cm" svg:y2="3.016cm">
            <text:p/>
          </draw:line>
          <draw:line draw:style-name="gr32" draw:text-style-name="P1" draw:layer="layout" svg:x1="4.764cm" svg:y1="3.016cm" svg:x2="6.034cm" svg:y2="3.016cm">
            <text:p/>
          </draw:line>
          <draw:line draw:style-name="gr32" draw:text-style-name="P1" draw:layer="layout" svg:x1="4.764cm" svg:y1="4.286cm" svg:x2="4.764cm" svg:y2="3.016cm">
            <text:p/>
          </draw:line>
          <draw:line draw:style-name="gr32" draw:text-style-name="P1" draw:layer="layout" svg:x1="6.034cm" svg:y1="4.286cm" svg:x2="4.764cm" svg:y2="4.286cm">
            <text:p/>
          </draw:line>
          <draw:line draw:style-name="gr32" draw:text-style-name="P1" draw:layer="layout" svg:x1="6.034cm" svg:y1="5.556cm" svg:x2="6.034cm" svg:y2="4.286cm">
            <text:p/>
          </draw:line>
          <draw:line draw:style-name="gr32" draw:text-style-name="P1" draw:layer="layout" svg:x1="4.764cm" svg:y1="3.016cm" svg:x2="4.764cm" svg:y2="3.968cm">
            <text:p/>
          </draw:line>
          <draw:line draw:style-name="gr32" draw:text-style-name="P1" draw:layer="layout" svg:x1="4.561cm" svg:y1="3.021cm" svg:x2="4.561cm" svg:y2="4.291cm">
            <text:p/>
          </draw:line>
          <draw:line draw:style-name="gr32" draw:text-style-name="P1" draw:layer="layout" svg:x1="3.504cm" svg:y1="3.653cm" svg:x2="4.129cm" svg:y2="3.653cm">
            <text:p/>
          </draw:line>
          <draw:custom-shape draw:style-name="gr33" draw:text-style-name="P1" draw:layer="layout" svg:width="0.381cm" svg:height="0.381cm" svg:x="4.148cm" svg:y="3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6.034cm" svg:y1="5.556cm" svg:x2="6.044cm" svg:y2="7.143cm" draw:start-shape="id79" draw:start-glue-point="4" svg:d="m6034 5556v1057h10v530" svg:viewBox="0 0 11 1588">
          <text:p/>
        </draw:connector>
        <draw:g xml:id="id83" draw:id="id83">
          <draw:line draw:style-name="gr32" draw:text-style-name="P1" draw:layer="layout" svg:x1="5.41cm" svg:y1="0.793cm" svg:x2="6.679cm" svg:y2="0.793cm">
            <text:p/>
          </draw:line>
          <draw:custom-shape draw:style-name="gr10" draw:text-style-name="P2" draw:layer="layout" svg:width="1.27cm" svg:height="0.635cm" svg:x="5.409cm" svg:y="0.158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7.949cm" svg:y1="5.557cm" svg:x2="12.394cm" svg:y2="5.556cm">
          <text:p/>
        </draw:line>
        <draw:custom-shape draw:style-name="gr10" draw:text-style-name="P2" draw:layer="layout" svg:width="1.587cm" svg:height="0.635cm" svg:x="10.489cm" svg:y="4.921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092cm" svg:y="8.414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5.091cm" svg:y="9.049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0.172cm" svg:y="5.556cm">
          <text:p text:style-name="P1"><text:span text:style-name="T8">0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g xml:id="id81" draw:id="id81">
          <draw:glue-point draw:id="4" svg:x="5cm" svg:y="5cm"/>
          <draw:glue-point draw:id="5" svg:x="5cm" svg:y="-5cm"/>
          <draw:line draw:style-name="gr32" draw:text-style-name="P1" draw:layer="layout" svg:x1="6.044cm" svg:y1="11.588cm" svg:x2="6.044cm" svg:y2="12.858cm">
            <text:p/>
          </draw:line>
          <draw:line draw:style-name="gr32" draw:text-style-name="P1" draw:layer="layout" svg:x1="4.774cm" svg:y1="12.858cm" svg:x2="6.044cm" svg:y2="12.858cm">
            <text:p/>
          </draw:line>
          <draw:line draw:style-name="gr32" draw:text-style-name="P1" draw:layer="layout" svg:x1="4.774cm" svg:y1="14.128cm" svg:x2="4.774cm" svg:y2="12.858cm">
            <text:p/>
          </draw:line>
          <draw:line draw:style-name="gr32" draw:text-style-name="P1" draw:layer="layout" svg:x1="6.044cm" svg:y1="14.128cm" svg:x2="4.774cm" svg:y2="14.128cm">
            <text:p/>
          </draw:line>
          <draw:line draw:style-name="gr32" draw:text-style-name="P1" draw:layer="layout" svg:x1="6.044cm" svg:y1="15.398cm" svg:x2="6.044cm" svg:y2="14.128cm">
            <text:p/>
          </draw:line>
          <draw:line draw:style-name="gr32" draw:text-style-name="P1" draw:layer="layout" svg:x1="4.774cm" svg:y1="12.858cm" svg:x2="4.774cm" svg:y2="13.81cm">
            <text:p/>
          </draw:line>
          <draw:line draw:style-name="gr32" draw:text-style-name="P1" draw:layer="layout" svg:x1="4.571cm" svg:y1="12.863cm" svg:x2="4.571cm" svg:y2="14.133cm">
            <text:p/>
          </draw:line>
          <draw:line draw:style-name="gr32" draw:text-style-name="P1" draw:layer="layout" svg:x1="3.514cm" svg:y1="13.495cm" svg:x2="4.571cm" svg:y2="13.495cm">
            <text:p/>
          </draw:line>
        </draw:g>
        <draw:custom-shape draw:style-name="gr10" draw:text-style-name="P10" draw:layer="layout" svg:width="1.906cm" svg:height="0.635cm" svg:x="12.076cm" svg:y="13.494cm">
          <text:p text:style-name="P1"><text:span text:style-name="T9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12.076cm" svg:y="12.859cm">
          <text:p text:style-name="P1"><text:span text:style-name="T10">ON</text:span></text:p>
          <draw:enhanced-geometry svg:viewBox="0 0 21600 21600" draw:type="rectangle" draw:enhanced-path="M 0 0 L 21600 0 21600 21600 0 21600 0 0 Z N"/>
        </draw:custom-shape>
        <draw:g xml:id="id80" draw:id="id80">
          <draw:line draw:style-name="gr32" draw:text-style-name="P1" draw:layer="layout" svg:x1="5.726cm" svg:y1="16.033cm" svg:x2="6.36cm" svg:y2="16.033cm">
            <text:p/>
          </draw:line>
          <draw:line draw:style-name="gr32" draw:text-style-name="P1" draw:layer="layout" svg:x1="5.832cm" svg:y1="16.191cm" svg:x2="6.255cm" svg:y2="16.191cm">
            <text:p/>
          </draw:line>
          <draw:line draw:style-name="gr32" draw:text-style-name="P1" draw:layer="layout" svg:x1="5.937cm" svg:y1="16.35cm" svg:x2="6.148cm" svg:y2="16.35cm">
            <text:p/>
          </draw:line>
        </draw:g>
        <draw:connector draw:style-name="gr13" draw:text-style-name="P1" xml:id="id85" draw:id="id85" draw:layer="layout" draw:line-skew="4.337cm -0.842cm" svg:x1="6.043cm" svg:y1="16.033cm" svg:x2="6.044cm" svg:y2="15.398cm" draw:start-shape="id80" draw:start-glue-point="0" draw:end-shape="id81" draw:end-glue-point="4" svg:d="m6043 16033v-634h1v-1 0" svg:viewBox="0 0 2 636">
          <text:p/>
        </draw:connector>
        <draw:custom-shape draw:style-name="gr10" draw:text-style-name="P9" draw:layer="layout" svg:width="1.906cm" svg:height="0.635cm" svg:x="10.171cm" svg:y="6.191cm">
          <text:p text:style-name="P1"><text:span text:style-name="T8">0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0.172cm" svg:y="6.826cm">
          <text:p text:style-name="P1"><text:span text:style-name="T7">1</text:span><text:span text:style-name="T9">0 </text:span><text:span text:style-name="T2">= 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0.172cm" svg:y="7.461cm">
          <text:p text:style-name="P1"><text:span text:style-name="T7">1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  <draw:g xml:id="id84" draw:id="id84">
          <draw:glue-point draw:id="4" svg:x="5cm" svg:y="5cm"/>
          <draw:glue-point draw:id="5" svg:x="5cm" svg:y="-5cm"/>
          <draw:line draw:style-name="gr32" draw:text-style-name="P1" draw:layer="layout" svg:x1="12.711cm" svg:y1="11.589cm" svg:x2="12.711cm" svg:y2="12.859cm">
            <text:p/>
          </draw:line>
          <draw:line draw:style-name="gr32" draw:text-style-name="P1" draw:layer="layout" svg:x1="11.441cm" svg:y1="12.859cm" svg:x2="12.711cm" svg:y2="12.859cm">
            <text:p/>
          </draw:line>
          <draw:line draw:style-name="gr32" draw:text-style-name="P1" draw:layer="layout" svg:x1="11.441cm" svg:y1="14.129cm" svg:x2="11.441cm" svg:y2="12.859cm">
            <text:p/>
          </draw:line>
          <draw:line draw:style-name="gr32" draw:text-style-name="P1" draw:layer="layout" svg:x1="12.711cm" svg:y1="14.129cm" svg:x2="11.441cm" svg:y2="14.129cm">
            <text:p/>
          </draw:line>
          <draw:line draw:style-name="gr32" draw:text-style-name="P1" draw:layer="layout" svg:x1="12.711cm" svg:y1="15.399cm" svg:x2="12.711cm" svg:y2="14.129cm">
            <text:p/>
          </draw:line>
          <draw:line draw:style-name="gr32" draw:text-style-name="P1" draw:layer="layout" svg:x1="11.441cm" svg:y1="12.859cm" svg:x2="11.441cm" svg:y2="13.811cm">
            <text:p/>
          </draw:line>
          <draw:line draw:style-name="gr32" draw:text-style-name="P1" draw:layer="layout" svg:x1="11.238cm" svg:y1="12.864cm" svg:x2="11.238cm" svg:y2="14.134cm">
            <text:p/>
          </draw:line>
          <draw:line draw:style-name="gr32" draw:text-style-name="P1" draw:layer="layout" svg:x1="10.181cm" svg:y1="13.496cm" svg:x2="11.238cm" svg:y2="13.496cm">
            <text:p/>
          </draw:line>
        </draw:g>
        <draw:custom-shape draw:style-name="gr10" draw:text-style-name="P9" draw:layer="layout" svg:width="1.906cm" svg:height="0.635cm" svg:x="5.09cm" svg:y="13.494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09cm" svg:y="12.859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g xml:id="id82" draw:id="id82">
          <draw:glue-point draw:id="4" svg:x="5cm" svg:y="5cm"/>
          <draw:glue-point draw:id="5" svg:x="5cm" svg:y="-5cm"/>
          <draw:line draw:style-name="gr32" draw:text-style-name="P1" draw:layer="layout" svg:x1="6.041cm" svg:y1="7.144cm" svg:x2="6.041cm" svg:y2="8.414cm">
            <text:p/>
          </draw:line>
          <draw:line draw:style-name="gr32" draw:text-style-name="P1" draw:layer="layout" svg:x1="4.771cm" svg:y1="8.414cm" svg:x2="6.041cm" svg:y2="8.414cm">
            <text:p/>
          </draw:line>
          <draw:line draw:style-name="gr32" draw:text-style-name="P1" draw:layer="layout" svg:x1="4.771cm" svg:y1="9.684cm" svg:x2="4.771cm" svg:y2="8.414cm">
            <text:p/>
          </draw:line>
          <draw:line draw:style-name="gr32" draw:text-style-name="P1" draw:layer="layout" svg:x1="6.041cm" svg:y1="9.684cm" svg:x2="4.771cm" svg:y2="9.684cm">
            <text:p/>
          </draw:line>
          <draw:line draw:style-name="gr32" draw:text-style-name="P1" draw:layer="layout" svg:x1="6.041cm" svg:y1="10.954cm" svg:x2="6.041cm" svg:y2="9.684cm">
            <text:p/>
          </draw:line>
          <draw:line draw:style-name="gr32" draw:text-style-name="P1" draw:layer="layout" svg:x1="4.771cm" svg:y1="8.414cm" svg:x2="4.771cm" svg:y2="9.366cm">
            <text:p/>
          </draw:line>
          <draw:line draw:style-name="gr32" draw:text-style-name="P1" draw:layer="layout" svg:x1="4.568cm" svg:y1="8.419cm" svg:x2="4.568cm" svg:y2="9.689cm">
            <text:p/>
          </draw:line>
          <draw:line draw:style-name="gr32" draw:text-style-name="P1" draw:layer="layout" svg:x1="3.511cm" svg:y1="9.051cm" svg:x2="4.136cm" svg:y2="9.051cm">
            <text:p/>
          </draw:line>
          <draw:custom-shape draw:style-name="gr33" draw:text-style-name="P1" draw:layer="layout" svg:width="0.381cm" svg:height="0.381cm" svg:x="4.155cm" svg:y="8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draw:layer="layout" svg:width="1.906cm" svg:height="0.635cm" svg:x="5.09cm" svg:y="3.016cm">
          <text:p text:style-name="P1"><text:span text:style-name="T10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5.089cm" svg:y="3.651cm">
          <text:p text:style-name="P1"><text:span text:style-name="T9">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0.648cm" svg:y1="3.651cm" svg:x2="3.504cm" svg:y2="3.651cm">
          <text:p/>
        </draw:line>
        <draw:custom-shape draw:style-name="gr10" draw:text-style-name="P2" draw:layer="layout" svg:width="1.906cm" svg:height="0.635cm" svg:x="0.329cm" svg:y="3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0.331cm" svg:y="2.3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0.33cm" svg:y="3.65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116cm" svg:x1="3.504cm" svg:y1="13.493cm" svg:x2="3.511cm" svg:y2="9.049cm" draw:end-shape="id82" draw:end-glue-point="3" svg:d="m3504 13493h-635v-4444h642" svg:viewBox="0 0 643 4445">
          <text:p/>
        </draw:connector>
        <draw:line draw:style-name="gr11" draw:text-style-name="P1" draw:layer="layout" svg:x1="0.636cm" svg:y1="10.953cm" svg:x2="2.859cm" svg:y2="10.953cm">
          <text:p/>
        </draw:line>
        <draw:custom-shape draw:style-name="gr10" draw:text-style-name="P2" draw:layer="layout" svg:width="1.906cm" svg:height="0.635cm" svg:x="0.317cm" svg:y="10.31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0.319cm" svg:y="9.683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0.318cm" svg:y="10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95cm" svg:y1="13.494cm" svg:x2="10.806cm" svg:y2="13.494cm">
          <text:p/>
        </draw:line>
        <draw:custom-shape draw:style-name="gr10" draw:text-style-name="P2" draw:layer="layout" svg:width="1.906cm" svg:height="0.635cm" svg:x="7.631cm" svg:y="12.85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7.633cm" svg:y="12.224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7.632cm" svg:y="13.49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4.336cm -1.161cm" svg:x1="6.044cm" svg:y1="0.793cm" svg:x2="6.034cm" svg:y2="1.746cm" draw:start-shape="id83" draw:start-glue-point="2" draw:end-shape="id79" draw:end-glue-point="5" svg:d="m6044 793v953 0 0h-10" svg:viewBox="0 0 11 954">
          <text:p/>
        </draw:connector>
        <draw:connector draw:style-name="gr13" draw:text-style-name="P1" draw:layer="layout" draw:line-skew="-0.526cm" svg:x1="6.044cm" svg:y1="11.588cm" svg:x2="6.041cm" svg:y2="10.954cm" draw:start-shape="id81" draw:start-glue-point="5" draw:end-shape="id82" draw:end-glue-point="4" svg:d="m6044 11588v0-634h-3" svg:viewBox="0 0 4 635">
          <text:p/>
        </draw:connector>
        <draw:connector draw:style-name="gr13" draw:text-style-name="P1" draw:layer="layout" svg:x1="12.711cm" svg:y1="11.589cm" svg:x2="6.041cm" svg:y2="10.954cm" draw:start-shape="id84" draw:start-glue-point="5" draw:end-shape="id82" draw:end-glue-point="4" svg:d="m12711 11589v-635h-6670" svg:viewBox="0 0 6671 636">
          <text:p/>
        </draw:connector>
        <draw:connector draw:style-name="gr13" draw:text-style-name="P1" draw:layer="layout" draw:line-skew="0cm -0.526cm" svg:x1="6.044cm" svg:y1="15.399cm" svg:x2="12.711cm" svg:y2="15.399cm" draw:start-shape="id85" draw:start-glue-point="0" draw:end-shape="id84" draw:end-glue-point="4" svg:d="m6044 15399h2056v0h4611v0" svg:viewBox="0 0 6668 1">
          <text:p/>
        </draw:connector>
        <draw:line draw:style-name="gr11" draw:text-style-name="P1" draw:layer="layout" svg:x1="7.949cm" svg:y1="5.556cm" svg:x2="7.949cm" svg:y2="10.954cm">
          <text:p/>
        </draw:line>
      </draw:page>
      <draw:page draw:name="page23" draw:style-name="dp1" draw:master-page-name="Default">
        <draw:custom-shape draw:name="Or" draw:style-name="standard" draw:text-style-name="P7" xml:id="id97" draw:id="id97" draw:layer="layout" svg:width="3cm" svg:height="1.897cm" svg:x="13.652cm" svg:y="8.627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Xor" draw:style-name="standard" draw:text-style-name="P7" xml:id="id86" draw:id="id86" draw:layer="layout" svg:width="3cm" svg:height="1.905cm" svg:x="4.937cm" svg:y="0.68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Xor" draw:style-name="standard" draw:text-style-name="P7" xml:id="id90" draw:id="id90" draw:layer="layout" svg:width="3cm" svg:height="1.905cm" svg:x="13.652cm" svg:y="2.904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style-name="gr10" draw:text-style-name="P1" xml:id="id87" draw:id="id87" draw:layer="layout" svg:width="0.952cm" svg:height="1.588cm" svg:x="0.317cm" svg:y="0.364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4.937cm" svg:y1="1.149cm" svg:x2="1.269cm" svg:y2="1.158cm" draw:start-shape="id86" draw:start-glue-point="4" draw:end-shape="id87" draw:end-glue-point="1" svg:d="m4937 1149h-1834v9h-1834" svg:viewBox="0 0 3669 10">
          <text:p/>
        </draw:connector>
        <draw:custom-shape draw:style-name="gr10" draw:text-style-name="P1" xml:id="id88" draw:id="id88" draw:layer="layout" svg:width="0.952cm" svg:height="1.588cm" svg:x="0.317cm" svg:y="1.316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4.937cm" svg:y1="2.119cm" svg:x2="1.269cm" svg:y2="2.11cm" draw:start-shape="id86" draw:start-glue-point="5" draw:end-shape="id88" draw:end-glue-point="1" svg:d="m4937 2119h-1834v-9h-1834" svg:viewBox="0 0 3669 10">
          <text:p/>
        </draw:connector>
        <draw:custom-shape draw:style-name="gr10" draw:text-style-name="P1" xml:id="id89" draw:id="id89" draw:layer="layout" svg:width="0.952cm" svg:height="1.588cm" svg:x="0.317cm" svg:y="3.539cm">
          <text:p text:style-name="P1">ci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.269cm" svg:y1="4.333cm" svg:x2="13.652cm" svg:y2="4.341cm" draw:start-shape="id89" draw:start-glue-point="1" draw:end-shape="id90" draw:end-glue-point="5" svg:d="m1269 4333h6191v8h6192" svg:viewBox="0 0 12384 9">
          <text:p/>
        </draw:connector>
        <draw:connector draw:style-name="gr13" draw:text-style-name="P1" draw:layer="layout" svg:x1="7.937cm" svg:y1="1.634cm" svg:x2="13.652cm" svg:y2="3.371cm" draw:start-shape="id86" draw:start-glue-point="1" draw:end-shape="id90" draw:end-glue-point="4" svg:d="m7937 1634h2858v1737h2857" svg:viewBox="0 0 5716 1738">
          <text:p/>
        </draw:connector>
        <draw:custom-shape draw:style-name="gr14" draw:text-style-name="P1" xml:id="id93" draw:id="id93" draw:layer="layout" svg:width="0.318cm" svg:height="0.318cm" svg:x="4.126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2" draw:id="id92" draw:layer="layout" svg:width="0.318cm" svg:height="0.318cm" svg:x="3.174cm" svg:y="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5" draw:id="id95" draw:layer="layout" svg:width="0.318cm" svg:height="0.318cm" svg:x="7.302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9.001cm" svg:y1="11.428cm" svg:x2="3.333cm" svg:y2="2.269cm" draw:start-shape="id91" draw:start-glue-point="5" draw:end-shape="id92" draw:end-glue-point="8" svg:d="m9001 11428h-5668v-9159" svg:viewBox="0 0 5669 9160">
          <text:p/>
        </draw:connector>
        <draw:connector draw:style-name="gr13" draw:text-style-name="P1" draw:layer="layout" svg:x1="9.001cm" svg:y1="10.637cm" svg:x2="4.285cm" svg:y2="1.317cm" draw:start-shape="id91" draw:start-glue-point="4" draw:end-shape="id93" draw:end-glue-point="8" svg:d="m9001 10637h-4716v-9320" svg:viewBox="0 0 4717 9321">
          <text:p/>
        </draw:connector>
        <draw:connector draw:style-name="gr13" draw:text-style-name="P1" draw:layer="layout" svg:x1="9.001cm" svg:y1="8.57cm" svg:x2="7.461cm" svg:y2="4.492cm" draw:start-shape="id94" draw:start-glue-point="5" draw:end-shape="id95" draw:end-glue-point="8" svg:d="m9001 8570h-1540v-4078" svg:viewBox="0 0 1541 4079">
          <text:p/>
        </draw:connector>
        <draw:custom-shape draw:style-name="gr14" draw:text-style-name="P1" xml:id="id96" draw:id="id96" draw:layer="layout" svg:width="0.318cm" svg:height="0.318cm" svg:x="8.137cm" svg:y="1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9.001cm" svg:y1="7.779cm" svg:x2="8.296cm" svg:y2="1.792cm" draw:start-shape="id94" draw:start-glue-point="4" draw:end-shape="id96" draw:end-glue-point="8" svg:d="m9001 7779h-705v-5987" svg:viewBox="0 0 706 5988">
          <text:p/>
        </draw:connector>
        <draw:connector draw:style-name="gr13" draw:text-style-name="P1" draw:layer="layout" svg:x1="12.017cm" svg:y1="8.095cm" svg:x2="13.652cm" svg:y2="9.093cm" draw:start-shape="id94" draw:start-glue-point="1" draw:end-shape="id97" draw:end-glue-point="4" svg:d="m12017 8095h818v998h817" svg:viewBox="0 0 1636 999">
          <text:p/>
        </draw:connector>
        <draw:connector draw:style-name="gr13" draw:text-style-name="P1" draw:layer="layout" svg:x1="12.017cm" svg:y1="10.953cm" svg:x2="13.652cm" svg:y2="10.058cm" draw:start-shape="id91" draw:start-glue-point="1" draw:end-shape="id97" draw:end-glue-point="5" svg:d="m12017 10953h818v-895h817" svg:viewBox="0 0 1636 896">
          <text:p/>
        </draw:connector>
        <draw:custom-shape draw:style-name="gr10" draw:text-style-name="P1" xml:id="id99" draw:id="id99" draw:layer="layout" svg:width="1.587cm" svg:height="1.905cm" svg:x="20.32cm" svg:y="8.619cm">
          <text:p text:style-name="P1">cout</text:p>
          <draw:enhanced-geometry svg:viewBox="0 0 21600 21600" draw:type="rectangle" draw:enhanced-path="M 0 0 L 21600 0 21600 21600 0 21600 0 0 Z N"/>
        </draw:custom-shape>
        <draw:custom-shape draw:style-name="gr10" draw:text-style-name="P1" xml:id="id98" draw:id="id98" draw:layer="layout" svg:width="0.952cm" svg:height="1.905cm" svg:x="20.637cm" svg:y="2.904cm">
          <text:p text:style-name="P1">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6.652cm" svg:y1="3.856cm" svg:x2="20.637cm" svg:y2="3.856cm" draw:start-shape="id90" draw:start-glue-point="1" draw:end-shape="id98" draw:end-glue-point="3" svg:d="m16652 3856h3985" svg:viewBox="0 0 3986 1">
          <text:p/>
        </draw:connector>
        <draw:connector draw:style-name="gr13" draw:text-style-name="P1" draw:layer="layout" svg:x1="16.652cm" svg:y1="9.575cm" svg:x2="20.32cm" svg:y2="9.571cm" draw:start-shape="id97" draw:start-glue-point="1" draw:end-shape="id99" draw:end-glue-point="3" svg:d="m16652 9575h1835v-4h1833" svg:viewBox="0 0 3669 5">
          <text:p/>
        </draw:connector>
        <draw:g xml:id="id94" draw:id="id94">
          <draw:glue-point draw:id="4" svg:x="-5cm" svg:y="-1.996cm"/>
          <draw:glue-point draw:id="5" svg:x="-5cm" svg:y="2.997cm"/>
          <draw:glue-point draw:id="6" svg:x="2.894cm" svg:y="2.002cm"/>
          <draw:line draw:style-name="gr11" draw:text-style-name="P1" draw:layer="layout" svg:x1="9.477cm" svg:y1="7.301cm" svg:x2="9.477cm" svg:y2="8.888cm">
            <text:p/>
          </draw:line>
          <draw:line draw:style-name="gr11" draw:text-style-name="P1" draw:layer="layout" svg:x1="10.747cm" svg:y1="8.889cm" svg:x2="9.477cm" svg:y2="8.889cm">
            <text:p/>
          </draw:line>
          <draw:line draw:style-name="gr11" draw:text-style-name="P1" draw:layer="layout" svg:x1="10.747cm" svg:y1="7.301cm" svg:x2="9.477cm" svg:y2="7.301cm">
            <text:p/>
          </draw:line>
          <draw:line draw:style-name="gr11" draw:text-style-name="P1" draw:layer="layout" svg:x1="12.017cm" svg:y1="8.095cm" svg:x2="11.541cm" svg:y2="8.095cm">
            <text:p/>
          </draw:line>
          <draw:line draw:style-name="gr11" draw:text-style-name="P1" draw:layer="layout" svg:x1="9.001cm" svg:y1="8.571cm" svg:x2="9.477cm" svg:y2="8.571cm">
            <text:p/>
          </draw:line>
          <draw:line draw:style-name="gr11" draw:text-style-name="P1" draw:layer="layout" svg:x1="9.001cm" svg:y1="7.778cm" svg:x2="9.477cm" svg:y2="7.778cm">
            <text:p/>
          </draw:line>
          <draw:path draw:style-name="gr11" draw:text-style-name="P1" draw:layer="layout" svg:width="0.793cm" svg:height="1.587cm" svg:x="10.747cm" svg:y="7.301cm" svg:viewBox="0 0 794 1588" svg:d="m0 0c1786 794 0 1588 0 1588">
            <text:p/>
          </draw:path>
        </draw:g>
        <draw:g xml:id="id91" draw:id="id91">
          <draw:glue-point draw:id="4" svg:x="-5cm" svg:y="-1.996cm"/>
          <draw:glue-point draw:id="5" svg:x="-5cm" svg:y="2.997cm"/>
          <draw:glue-point draw:id="6" svg:x="2.894cm" svg:y="2.002cm"/>
          <draw:line draw:style-name="gr11" draw:text-style-name="P1" draw:layer="layout" svg:x1="9.477cm" svg:y1="10.159cm" svg:x2="9.477cm" svg:y2="11.746cm">
            <text:p/>
          </draw:line>
          <draw:line draw:style-name="gr11" draw:text-style-name="P1" draw:layer="layout" svg:x1="10.747cm" svg:y1="11.747cm" svg:x2="9.477cm" svg:y2="11.747cm">
            <text:p/>
          </draw:line>
          <draw:line draw:style-name="gr11" draw:text-style-name="P1" draw:layer="layout" svg:x1="10.747cm" svg:y1="10.159cm" svg:x2="9.477cm" svg:y2="10.159cm">
            <text:p/>
          </draw:line>
          <draw:line draw:style-name="gr11" draw:text-style-name="P1" draw:layer="layout" svg:x1="12.017cm" svg:y1="10.953cm" svg:x2="11.541cm" svg:y2="10.953cm">
            <text:p/>
          </draw:line>
          <draw:line draw:style-name="gr11" draw:text-style-name="P1" draw:layer="layout" svg:x1="9.001cm" svg:y1="11.429cm" svg:x2="9.477cm" svg:y2="11.429cm">
            <text:p/>
          </draw:line>
          <draw:line draw:style-name="gr11" draw:text-style-name="P1" draw:layer="layout" svg:x1="9.001cm" svg:y1="10.636cm" svg:x2="9.477cm" svg:y2="10.636cm">
            <text:p/>
          </draw:line>
          <draw:path draw:style-name="gr11" draw:text-style-name="P1" draw:layer="layout" svg:width="0.793cm" svg:height="1.587cm" svg:x="10.747cm" svg:y="10.159cm" svg:viewBox="0 0 794 1588" svg:d="m0 0c1786 794 0 1588 0 1588">
            <text:p/>
          </draw:path>
        </draw:g>
      </draw:page>
      <draw:page draw:name="page24" draw:style-name="dp1" draw:master-page-name="Default">
        <draw:custom-shape draw:style-name="gr5" draw:text-style-name="P12" xml:id="id100" draw:id="id100" draw:layer="layout" svg:width="3.175cm" svg:height="4.763cm" svg:x="3.497cm" svg:y="3.863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6cm" svg:x="3.722cm" svg:y="3.862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587cm" svg:x="3.722cm" svg:y="5.451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3.722cm" svg:y="6.403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5.563cm" svg:y="6.402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5.473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101" draw:id="id101" draw:layer="layout" svg:width="3.177cm" svg:height="4.763cm" svg:x="9.21cm" svg:y="3.863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6cm" svg:x="9.436cm" svg:y="3.862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587cm" svg:x="9.436cm" svg:y="5.451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9.436cm" svg:y="6.403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11.277cm" svg:y="6.402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11.187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671cm" svg:y1="7.355cm" svg:x2="9.21cm" svg:y2="7.355cm" draw:start-shape="id100" draw:start-glue-point="6" draw:end-shape="id101" draw:end-glue-point="5" svg:d="m6671 7355h2539" svg:viewBox="0 0 2540 1">
          <text:p/>
        </draw:connector>
        <draw:custom-shape draw:style-name="gr5" draw:text-style-name="P12" xml:id="id102" draw:id="id102" draw:layer="layout" svg:width="3.177cm" svg:height="4.763cm" svg:x="14.925cm" svg:y="3.861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6cm" svg:x="15.151cm" svg:y="3.86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587cm" svg:x="15.151cm" svg:y="5.449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5.151cm" svg:y="6.401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6.992cm" svg:y="6.4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6.903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103" draw:id="id103" draw:layer="layout" svg:width="3.175cm" svg:height="4.763cm" svg:x="20.642cm" svg:y="3.863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6cm" svg:x="20.868cm" svg:y="3.862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3cm" svg:x="20.868cm" svg:y="5.451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0.868cm" svg:y="6.403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2.708cm" svg:y="6.402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2.618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12.386cm" svg:y1="7.355cm" svg:x2="14.925cm" svg:y2="7.353cm" draw:start-shape="id101" draw:start-glue-point="6" draw:end-shape="id102" draw:end-glue-point="5" svg:d="m12386 7355h1269v-2h1270" svg:viewBox="0 0 2540 3">
          <text:p/>
        </draw:connector>
        <draw:connector draw:style-name="gr13" draw:text-style-name="P12" draw:layer="layout" svg:x1="18.101cm" svg:y1="7.353cm" svg:x2="20.642cm" svg:y2="7.355cm" draw:start-shape="id102" draw:start-glue-point="6" draw:end-shape="id103" draw:end-glue-point="5" svg:d="m18101 7353h1270v2h1271" svg:viewBox="0 0 2542 3">
          <text:p/>
        </draw:connector>
        <draw:custom-shape draw:style-name="gr1" draw:text-style-name="P12" xml:id="id111" draw:id="id111" draw:layer="layout" svg:width="1.905cm" svg:height="0.953cm" svg:x="1.909cm" svg:y="0.68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4" draw:id="id104" draw:layer="layout" svg:width="1.905cm" svg:height="0.953cm" svg:x="7.624cm" svg:y="0.68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1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8.576cm" svg:y1="1.641cm" svg:x2="9.21cm" svg:y2="4.817cm" draw:start-shape="id104" draw:start-glue-point="2" draw:end-shape="id101" draw:end-glue-point="4" svg:d="m8576 1641v3176h634" svg:viewBox="0 0 635 3177">
          <text:p/>
        </draw:connector>
        <draw:custom-shape draw:style-name="gr1" draw:text-style-name="P12" xml:id="id107" draw:id="id107" draw:layer="layout" svg:width="1.905cm" svg:height="0.953cm" svg:x="0.322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5" draw:id="id105" draw:layer="layout" svg:width="1.905cm" svg:height="0.953cm" svg:x="6.037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1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989cm" svg:y1="3.227cm" svg:x2="9.21cm" svg:y2="6.244cm" draw:start-shape="id105" draw:start-glue-point="2" draw:end-shape="id101" draw:end-glue-point="3" svg:d="m6989 3227v3017h2221" svg:viewBox="0 0 2222 3018">
          <text:p/>
        </draw:connector>
        <draw:custom-shape draw:style-name="gr1" draw:text-style-name="P12" xml:id="id110" draw:id="id110" draw:layer="layout" svg:width="1.905cm" svg:height="0.953cm" svg:x="13.339cm" svg:y="0.68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6" draw:id="id106" draw:layer="layout" svg:width="1.905cm" svg:height="0.953cm" svg:x="11.752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2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14.925cm" svg:y1="6.242cm" svg:x2="12.704cm" svg:y2="3.227cm" draw:start-shape="id102" draw:end-shape="id106" draw:end-glue-point="2" svg:d="m14925 6242h-2221v-3015" svg:viewBox="0 0 2222 3016">
          <text:p/>
        </draw:connector>
        <draw:connector draw:style-name="gr13" draw:text-style-name="P12" draw:layer="layout" svg:x1="1.274cm" svg:y1="3.227cm" svg:x2="3.497cm" svg:y2="6.244cm" draw:start-shape="id107" draw:start-glue-point="2" draw:end-shape="id100" draw:end-glue-point="3" svg:d="m1274 3227v3017h2223" svg:viewBox="0 0 2224 3018">
          <text:p/>
        </draw:connector>
        <draw:custom-shape draw:style-name="gr1" draw:text-style-name="P12" xml:id="id109" draw:id="id109" draw:layer="layout" svg:width="1.905cm" svg:height="0.953cm" svg:x="19.054cm" svg:y="0.68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8" draw:id="id108" draw:layer="layout" svg:width="1.905cm" svg:height="0.953cm" svg:x="17.467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0.642cm" svg:y1="6.244cm" svg:x2="18.419cm" svg:y2="3.227cm" draw:start-shape="id103" draw:end-shape="id108" draw:end-glue-point="2" svg:d="m20642 6244h-2223v-3017" svg:viewBox="0 0 2224 3018">
          <text:p/>
        </draw:connector>
        <draw:connector draw:style-name="gr13" draw:text-style-name="P12" draw:layer="layout" svg:x1="20.642cm" svg:y1="4.817cm" svg:x2="20.006cm" svg:y2="1.641cm" draw:start-shape="id103" draw:start-glue-point="4" draw:end-shape="id109" draw:end-glue-point="2" svg:d="m20642 4817h-636v-3176" svg:viewBox="0 0 637 3177">
          <text:p/>
        </draw:connector>
        <draw:connector draw:style-name="gr13" draw:text-style-name="P12" draw:layer="layout" svg:x1="14.925cm" svg:y1="4.815cm" svg:x2="14.291cm" svg:y2="1.641cm" draw:start-shape="id102" draw:start-glue-point="4" draw:end-shape="id110" svg:d="m14925 4815h-634v-3174" svg:viewBox="0 0 635 3175">
          <text:p/>
        </draw:connector>
        <draw:connector draw:style-name="gr13" draw:text-style-name="P12" draw:layer="layout" svg:x1="3.497cm" svg:y1="4.817cm" svg:x2="2.861cm" svg:y2="1.639cm" draw:start-shape="id100" draw:start-glue-point="4" draw:end-shape="id111" draw:end-glue-point="2" svg:d="m3497 4817h-636v-3178" svg:viewBox="0 0 637 3179">
          <text:p/>
        </draw:connector>
        <draw:custom-shape draw:style-name="gr1" draw:text-style-name="P12" xml:id="id112" draw:id="id112" draw:layer="layout" svg:width="1.905cm" svg:height="0.953cm" svg:x="6.672cm" svg:y="10.84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3" draw:id="id113" draw:layer="layout" svg:width="1.905cm" svg:height="0.953cm" svg:x="12.387cm" svg:y="10.845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1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4" draw:id="id114" draw:layer="layout" svg:width="1.905cm" svg:height="0.953cm" svg:x="18.102cm" svg:y="10.845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5" draw:id="id115" draw:layer="layout" svg:width="1.905cm" svg:height="0.953cm" svg:x="23.817cm" svg:y="10.845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671cm" svg:y1="4.814cm" svg:x2="7.624cm" svg:y2="10.846cm" draw:start-shape="id100" draw:start-glue-point="7" draw:end-shape="id112" svg:d="m6671 4814h953v6032" svg:viewBox="0 0 954 6033">
          <text:p/>
        </draw:connector>
        <draw:connector draw:style-name="gr13" draw:text-style-name="P12" draw:layer="layout" svg:x1="12.386cm" svg:y1="4.814cm" svg:x2="13.339cm" svg:y2="10.845cm" draw:start-shape="id101" draw:start-glue-point="7" draw:end-shape="id113" svg:d="m12386 4814h953v6031" svg:viewBox="0 0 954 6032">
          <text:p/>
        </draw:connector>
        <draw:connector draw:style-name="gr13" draw:text-style-name="P12" draw:layer="layout" svg:x1="18.101cm" svg:y1="4.814cm" svg:x2="19.054cm" svg:y2="10.845cm" draw:start-shape="id102" draw:start-glue-point="7" draw:end-shape="id114" draw:end-glue-point="0" svg:d="m18101 4814h953v6031" svg:viewBox="0 0 954 6032">
          <text:p/>
        </draw:connector>
        <draw:connector draw:style-name="gr13" draw:text-style-name="P12" draw:layer="layout" svg:x1="23.816cm" svg:y1="4.814cm" svg:x2="24.769cm" svg:y2="10.845cm" draw:start-shape="id103" draw:start-glue-point="7" draw:end-shape="id115" svg:d="m23816 4814h953v6031" svg:viewBox="0 0 954 6032">
          <text:p/>
        </draw:connector>
        <draw:custom-shape draw:style-name="gr10" draw:text-style-name="P12" xml:id="id116" draw:id="id116" draw:layer="layout" svg:width="0.635cm" svg:height="1.27cm" svg:x="0.957cm" svg:y="6.71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3.497cm" svg:y1="7.355cm" svg:x2="1.592cm" svg:y2="7.353cm" draw:start-shape="id100" draw:start-glue-point="5" draw:end-shape="id116" draw:end-glue-point="1" svg:d="m3497 7355h-954v-2h-951" svg:viewBox="0 0 1906 3">
          <text:p/>
        </draw:connector>
        <draw:custom-shape draw:style-name="gr10" draw:text-style-name="P12" xml:id="id117" draw:id="id117" draw:layer="layout" svg:width="1.905cm" svg:height="1.27cm" svg:x="25.405cm" svg:y="6.719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carry</text:span></text:p>
          <text:p text:style-name="P1"><text:span text:style-name="T11">flag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3.816cm" svg:y1="7.355cm" svg:x2="25.405cm" svg:y2="7.354cm" draw:start-shape="id103" draw:start-glue-point="6" draw:end-shape="id117" draw:end-glue-point="3" svg:d="m23816 7355h795v-1h794" svg:viewBox="0 0 1590 2">
          <text:p/>
        </draw:connector>
      </draw:page>
      <draw:page draw:name="page25" draw:style-name="dp1" draw:master-page-name="Default">
        <draw:custom-shape draw:name="Nor" draw:style-name="gr31" draw:text-style-name="P7" xml:id="id121" draw:id="id121" draw:layer="layout" svg:width="3.12cm" svg:height="1.898cm" svg:x="3.706cm" svg:y="0.158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name="Nor" draw:style-name="gr31" draw:text-style-name="P7" xml:id="id119" draw:id="id119" draw:layer="layout" svg:width="3.12cm" svg:height="1.905cm" svg:x="3.706cm" svg:y="4.28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style-name="gr10" draw:text-style-name="P12" xml:id="id118" draw:id="id118" draw:layer="layout" svg:width="0.635cm" svg:height="1.588cm" svg:x="0.159cm" svg:y="4.92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0.794cm" svg:y1="5.714cm" svg:x2="3.706cm" svg:y2="5.722cm" draw:start-shape="id118" draw:start-glue-point="1" draw:end-shape="id119" draw:end-glue-point="5" svg:d="m794 5714h1455v8h1457" svg:viewBox="0 0 2913 9">
          <text:p/>
        </draw:connector>
        <draw:custom-shape draw:style-name="gr10" draw:text-style-name="P12" xml:id="id120" draw:id="id120" draw:layer="layout" svg:width="0.635cm" svg:height="0.953cm" svg:x="0.159cm" svg:y="0.158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0.794cm" svg:y1="0.634cm" svg:x2="3.706cm" svg:y2="0.624cm" draw:start-shape="id120" draw:start-glue-point="1" draw:end-shape="id121" draw:end-glue-point="4" svg:d="m794 634h1455v-10h1457" svg:viewBox="0 0 2913 11">
          <text:p/>
        </draw:connector>
        <draw:custom-shape draw:style-name="gr34" draw:text-style-name="P12" draw:layer="layout" svg:width="0.635cm" svg:height="1.27cm" svg:x="12.224cm" svg:y="4.6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122" draw:id="id122" draw:layer="layout" svg:width="0.635cm" svg:height="1.27cm" svg:x="12.541cm" svg:y="0.475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826cm" svg:y1="1.107cm" svg:x2="12.541cm" svg:y2="1.11cm" draw:start-shape="id121" draw:start-glue-point="1" draw:end-shape="id122" draw:end-glue-point="3" svg:d="m6826 1107h2858v3h2857" svg:viewBox="0 0 5716 4">
          <text:p/>
        </draw:connector>
        <draw:custom-shape draw:style-name="gr14" draw:text-style-name="P1" xml:id="id123" draw:id="id123" draw:layer="layout" svg:width="0.318cm" svg:height="0.318cm" svg:x="7.62cm" svg:y="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line-skew="0.451cm 0.162cm" svg:x1="6.826cm" svg:y1="5.237cm" svg:x2="3.706cm" svg:y2="1.59cm" draw:start-shape="id119" draw:start-glue-point="1" draw:end-shape="id121" draw:end-glue-point="5" svg:d="m6826 5237h953v-1904h-4574v-1743h501" svg:viewBox="0 0 4575 3648">
          <text:p/>
        </draw:connector>
        <draw:connector draw:style-name="gr13" draw:text-style-name="P1" draw:layer="layout" draw:line-skew="0cm -0.506cm" svg:x1="7.779cm" svg:y1="1.269cm" svg:x2="3.706cm" svg:y2="4.752cm" draw:start-shape="id123" draw:start-glue-point="8" draw:end-shape="id119" draw:end-glue-point="4" svg:d="m7779 1269v1508h-5080v1975h1007" svg:viewBox="0 0 5081 3484">
          <text:p/>
        </draw:connector>
        <draw:custom-shape draw:style-name="gr14" draw:text-style-name="P1" xml:id="id124" draw:id="id124" draw:layer="layout" svg:width="0.318cm" svg:height="0.318cm" svg:x="7.619cm" svg:y="5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25" draw:id="id125" draw:layer="layout" svg:width="0.635cm" svg:height="1.27cm" svg:x="12.382cm" svg:y="4.603cm">
          <text:p text:style-name="P1"><text:span text:style-name="T11">Q'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7.937cm" svg:y1="5.237cm" svg:x2="12.382cm" svg:y2="5.238cm" draw:start-shape="id124" draw:start-glue-point="10" draw:end-shape="id125" draw:end-glue-point="3" svg:d="m7937 5237h2223v1h2222" svg:viewBox="0 0 4446 2">
          <text:p/>
        </draw:connector>
      </draw:page>
      <draw:page draw:name="page26" draw:style-name="dp1" draw:master-page-name="Default">
        <draw:custom-shape draw:style-name="gr1" draw:text-style-name="P11" xml:id="id130" draw:id="id130" draw:layer="layout" svg:width="4.445cm" svg:height="1.27cm" svg:x="0.317cm" svg:y="2.698cm">
          <text:p text:style-name="P1"><text:span text:style-name="T10">Bulk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1" draw:id="id131" draw:layer="layout" svg:width="4.445cm" svg:height="1.27cm" svg:x="0.317cm" svg:y="1.428cm">
          <text:p text:style-name="P1"><text:span text:style-name="T1">Bulk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0.317cm" svg:y="3.968cm">
          <text:p text:style-name="P1"><text:span text:style-name="T1">Interrupt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20.637cm" svg:y="5.238cm">
          <text:p text:style-name="P1"><text:span text:style-name="T1">Interrupt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1" xml:id="id128" draw:id="id128" draw:layer="layout" svg:width="4.445cm" svg:height="1.27cm" svg:x="20.637cm" svg:y="2.698cm">
          <text:p text:style-name="P1"><text:span text:style-name="T10">Bulk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7" draw:id="id127" draw:layer="layout" svg:width="4.445cm" svg:height="1.27cm" svg:x="20.637cm" svg:y="1.428cm">
          <text:p text:style-name="P1"><text:span text:style-name="T1">Bulk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20.637cm" svg:y="3.968cm">
          <text:p text:style-name="P1"><text:span text:style-name="T1">Interrupt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0.317cm" svg:y="5.238cm">
          <text:p text:style-name="P1"><text:span text:style-name="T1">Interrupt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4.445cm" svg:height="1.27cm" svg:x="0.317cm" svg:y="0.158cm">
          <text:p text:style-name="P1"><text:span text:style-name="T1">H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4.445cm" svg:height="1.27cm" svg:x="20.637cm" svg:y="0.158cm">
          <text:p text:style-name="P1"><text:span text:style-name="T1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18.732cm" svg:y1="4.603cm" svg:x2="20.637cm" svg:y2="2.063cm" draw:start-shape="id126" draw:start-glue-point="7" draw:end-shape="id127" draw:end-glue-point="5" svg:d="m18732 4603h501l902-2540h502" svg:viewBox="0 0 1906 2541">
          <text:p/>
        </draw:connector>
        <draw:connector draw:style-name="gr35" draw:text-style-name="P1" draw:layer="layout" draw:type="lines" svg:x1="20.637cm" svg:y1="3.333cm" svg:x2="18.732cm" svg:y2="4.603cm" draw:start-shape="id128" draw:start-glue-point="5" draw:end-shape="id126" draw:end-glue-point="7" svg:d="m20637 3333h-502l-902 1270h-501" svg:viewBox="0 0 1906 1271">
          <text:p/>
        </draw:connector>
        <draw:connector draw:style-name="gr35" draw:text-style-name="P1" draw:layer="layout" draw:type="lines" svg:x1="6.667cm" svg:y1="4.603cm" svg:x2="4.762cm" svg:y2="3.333cm" draw:start-shape="id129" draw:start-glue-point="5" draw:end-shape="id130" draw:end-glue-point="7" svg:d="m6667 4603h-502l-902-1270h-501" svg:viewBox="0 0 1906 1271">
          <text:p/>
        </draw:connector>
        <draw:connector draw:style-name="gr2" draw:text-style-name="P1" draw:layer="layout" draw:type="lines" svg:x1="4.762cm" svg:y1="2.063cm" svg:x2="6.667cm" svg:y2="4.603cm" draw:start-shape="id131" draw:start-glue-point="7" draw:end-shape="id129" draw:end-glue-point="5" svg:d="m4762 2063h501l902 2540h502" svg:viewBox="0 0 1906 2541">
          <text:p/>
        </draw:connector>
        <draw:custom-shape draw:style-name="gr1" draw:text-style-name="P2" xml:id="id129" draw:id="id129" draw:layer="layout" svg:width="3.175cm" svg:height="2.54cm" svg:x="6.667cm" svg:y="3.333cm">
          <text:p text:style-name="P1"><text:span text:style-name="T1">USB Host</text:span><text:span text:style-name="T1"><text:line-break/></text:span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6" draw:id="id126" draw:layer="layout" svg:width="3.175cm" svg:height="2.54cm" svg:x="15.557cm" svg:y="3.333cm">
          <text:p text:style-name="P1"><text:span text:style-name="T1">USB Device</text:span><text:span text:style-name="T1"><text:line-break/></text:span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lines" svg:x1="9.842cm" svg:y1="4.603cm" svg:x2="15.557cm" svg:y2="4.603cm" draw:start-shape="id129" draw:start-glue-point="7" draw:end-shape="id126" draw:end-glue-point="5" svg:d="m9842 4603h501 4712 502" svg:viewBox="0 0 5716 1">
          <text:p/>
        </draw:connector>
        <draw:custom-shape draw:style-name="gr10" draw:text-style-name="P2" draw:layer="layout" svg:width="5.715cm" svg:height="0.953cm" svg:x="9.842cm" svg:y="3.65cm">
          <text:p text:style-name="P1"><text:span text:style-name="T1">USB Packetized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7" draw:style-name="dp1" draw:master-page-name="Default">
        <draw:custom-shape draw:style-name="gr5" draw:text-style-name="P12" xml:id="id136" draw:id="id136" draw:layer="layout" svg:width="5.08cm" svg:height="8.89cm" svg:x="4.127cm" svg:y="0.158cm">
          <draw:glue-point draw:id="4" svg:x="-5cm" svg:y="-2.857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2" xml:id="id132" draw:id="id132" draw:layer="layout" svg:width="2.54cm" svg:height="2.54cm" svg:x="5.397cm" svg:y="1.428cm">
          <draw:glue-point draw:id="4" svg:x="-2.5cm" svg:y="5.001cm"/>
          <draw:glue-point draw:id="5" svg:x="2.5cm" svg:y="5.001cm"/>
          <text:p text:style-name="P1"><text:span text:style-name="T11">Arithmetic</text:span></text:p>
          <text:p text:style-name="P1"><text:span text:style-name="T11">Logic</text:span></text:p>
          <text:p text:style-name="P1"><text:span text:style-name="T11">Unit</text:span></text:p>
          <text:p text:style-name="P1"><text:span text:style-name="T11">(ALU)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4" draw:id="id134" draw:layer="layout" svg:width="2.54cm" svg:height="6.985cm" svg:x="0.317cm" svg:y="4.603cm">
          <draw:glue-point draw:id="4" svg:x="5cm" svg:y="-1.818cm"/>
          <text:p text:style-name="P1"><text:span text:style-name="T11">RAM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5" draw:id="id135" draw:layer="layout" svg:width="2.54cm" svg:height="3.81cm" svg:x="0.317cm" svg:y="0.158cm">
          <text:p text:style-name="P1"><text:span text:style-name="T11">FLASH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3" draw:id="id133" draw:layer="layout" svg:width="2.54cm" svg:height="3.175cm" svg:x="5.397cm" svg:y="5.238cm">
          <draw:glue-point draw:id="4" svg:x="-2.5cm" svg:y="-4.998cm"/>
          <draw:glue-point draw:id="5" svg:x="2.5cm" svg:y="-4.998cm"/>
          <text:p text:style-name="P1"><text:span text:style-name="T11">CPU</text:span></text:p>
          <text:p text:style-name="P1"><text:span text:style-name="T11">Regist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0.635cm" svg:x="4.127cm" svg:y="0.158cm">
          <text:p text:style-name="P1"><text:span text:style-name="T1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7" draw:id="id137" draw:layer="layout" svg:width="5.08cm" svg:height="1.905cm" svg:x="4.127cm" svg:y="9.683cm">
          <text:p text:style-name="P1"><text:span text:style-name="T11">Peripheral Register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37cm" svg:y1="2.698cm" svg:x2="7.937cm" svg:y2="6.825cm" draw:start-shape="id132" draw:start-glue-point="1" draw:end-shape="id133" draw:end-glue-point="1" svg:d="m7937 2698h501v4127h-501" svg:viewBox="0 0 502 4128">
          <text:p/>
        </draw:connector>
        <draw:connector draw:style-name="gr36" draw:text-style-name="P1" draw:layer="layout" svg:x1="5.397cm" svg:y1="6.825cm" svg:x2="2.857cm" svg:y2="6.826cm" draw:start-shape="id133" draw:start-glue-point="3" draw:end-shape="id134" draw:end-glue-point="4" svg:d="m5397 6825h-1270v1h-1270" svg:viewBox="0 0 2541 2">
          <text:p/>
        </draw:connector>
        <draw:connector draw:style-name="gr2" draw:text-style-name="P1" draw:layer="layout" svg:x1="2.857cm" svg:y1="2.063cm" svg:x2="4.127cm" svg:y2="2.064cm" draw:start-shape="id135" draw:start-glue-point="1" draw:end-shape="id136" draw:end-glue-point="4" svg:d="m2857 2063h635v1h635" svg:viewBox="0 0 1271 2">
          <text:p/>
        </draw:connector>
        <draw:connector draw:style-name="gr36" draw:text-style-name="P1" draw:layer="layout" svg:x1="6.667cm" svg:y1="8.413cm" svg:x2="6.667cm" svg:y2="9.683cm" draw:start-shape="id133" draw:start-glue-point="2" draw:end-shape="id137" draw:end-glue-point="0" svg:d="m6667 8413v1270" svg:viewBox="0 0 1 1271">
          <text:p/>
        </draw:connector>
        <draw:connector draw:style-name="gr2" draw:text-style-name="P1" draw:layer="layout" svg:x1="6.032cm" svg:y1="5.239cm" svg:x2="6.032cm" svg:y2="3.968cm" draw:start-shape="id133" draw:start-glue-point="4" draw:end-shape="id132" draw:end-glue-point="4" svg:d="m6032 5239v-1271" svg:viewBox="0 0 1 1272">
          <text:p/>
        </draw:connector>
        <draw:connector draw:style-name="gr2" draw:text-style-name="P1" draw:layer="layout" svg:x1="7.302cm" svg:y1="5.239cm" svg:x2="7.302cm" svg:y2="3.968cm" draw:start-shape="id133" draw:start-glue-point="5" draw:end-shape="id132" draw:end-glue-point="5" svg:d="m7302 5239v-1271" svg:viewBox="0 0 1 1272">
          <text:p/>
        </draw:connector>
        <draw:custom-shape draw:style-name="gr25" draw:text-style-name="P2" draw:layer="layout" svg:width="0.794cm" svg:height="0.793cm" svg:x="2.698cm" svg:y="2.2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3.491cm" svg:y="6.98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6.984cm" svg:y="8.73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5.079cm" svg:y="4.44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8.572cm" svg:y="4.6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2" draw:layer="layout" svg:width="5.08cm" svg:height="1.905cm" svg:x="4.127cm" svg:y="11.588cm">
          <text:p text:style-name="P1"><text:span text:style-name="T11">Peripheral Circuitry</text:span></text:p>
          <text:p text:style-name="P1"><text:span text:style-name="T11">(UART, SPI, GPIO, etc)</text:span>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Default">
        <draw:frame draw:style-name="gr37" draw:text-style-name="P1" draw:layer="layout" svg:width="3.161cm" svg:height="1.123cm" svg:x="15.557cm" svg:y="8.8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7" draw:text-style-name="P1" draw:layer="layout" svg:width="2.095cm" svg:height="1.123cm" svg:x="7.862cm" svg:y="5.71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7" draw:text-style-name="P1" draw:layer="layout" svg:width="3.329cm" svg:height="0.538cm" svg:x="7.39cm" svg:y="6.82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7" draw:text-style-name="P1" draw:layer="layout" svg:width="2.84cm" svg:height="1.003cm" svg:x="7.779cm" svg:y="7.66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7" draw:text-style-name="P1" draw:layer="layout" svg:width="4.045cm" svg:height="0.538cm" svg:x="7.385cm" svg:y="9.30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7" draw:text-style-name="P1" draw:layer="layout" svg:width="3.026cm" svg:height="0.847cm" svg:x="7.861cm" svg:y="11.21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7" draw:text-style-name="P1" draw:layer="layout" svg:width="1.625cm" svg:height="0.484cm" svg:x="8.617cm" svg:y="10.25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7" draw:text-style-name="P1" draw:layer="layout" svg:width="3.55cm" svg:height="1.123cm" svg:x="14.763cm" svg:y="6.81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7" draw:text-style-name="P1" draw:layer="layout" svg:width="2.71cm" svg:height="1.123cm" svg:x="4.604cm" svg:y="7.7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7" draw:text-style-name="P1" draw:layer="layout" svg:width="2.609cm" svg:height="1.063cm" svg:x="14.694cm" svg:y="4.17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7" draw:text-style-name="P1" draw:layer="layout" svg:width="3.766cm" svg:height="1.063cm" svg:x="15.284cm" svg:y="13.65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7" draw:text-style-name="P1" draw:layer="layout" svg:width="3.175cm" svg:height="1.123cm" svg:x="16.986cm" svg:y="11.73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7" draw:text-style-name="P1" draw:layer="layout" svg:width="1.816cm" svg:height="1.003cm" svg:x="0.724cm" svg:y="9.63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7" draw:text-style-name="P1" draw:layer="layout" svg:width="1.922cm" svg:height="1.123cm" svg:x="15.557cm" svg:y="2.84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7" draw:text-style-name="P1" draw:layer="layout" svg:width="6.163cm" svg:height="0.538cm" svg:x="13.839cm" svg:y="5.55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7" draw:text-style-name="P1" draw:layer="layout" svg:width="3.551cm" svg:height="1.122cm" svg:x="4.068cm" svg:y="0.15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7" draw:text-style-name="P1" draw:layer="layout" svg:width="2.569cm" svg:height="0.53cm" svg:x="4.416cm" svg:y="1.75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7" draw:text-style-name="P1" draw:layer="layout" svg:width="2.506cm" svg:height="0.53cm" svg:x="4.479cm" svg:y="1.21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7" draw:text-style-name="P1" draw:layer="layout" svg:width="3.488cm" svg:height="1.122cm" svg:x="4.131cm" svg:y="-0.47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7" draw:text-style-name="P1" draw:layer="layout" svg:width="3.614cm" svg:height="1.122cm" svg:x="4.005cm" svg:y="0.46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7" draw:text-style-name="P1" draw:layer="layout" svg:width="2.632cm" svg:height="0.53cm" svg:x="0.624cm" svg:y="0.58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</draw:page>
      <draw:page draw:name="page29" draw:style-name="dp1" draw:master-page-name="Default">
        <draw:custom-shape draw:style-name="gr5" draw:text-style-name="P1" draw:layer="layout" svg:width="9.576cm" svg:height="13.997cm" svg:x="7.835cm" svg:y="1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9.576cm" svg:height="2.799cm" svg:x="7.835cm" svg:y="12.84cm">
          <text:p text:style-name="P1"><text:span text:style-name="T12">Data S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9.576cm" svg:height="1.4cm" svg:x="7.837cm" svg:y="11.44cm">
          <text:p text:style-name="P1"><text:span text:style-name="T12">BSS S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9.576cm" svg:height="1.4cm" svg:x="7.837cm" svg:y="10.041cm">
          <text:p text:style-name="P1"><text:span text:style-name="T12">Heap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6.156cm" svg:height="1.4cm" svg:x="0.311cm" svg:y="14.94cm">
          <text:p text:style-name="P1"><text:span text:style-name="T1">Start of Program RA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67cm" svg:y1="15.639cm" svg:x2="7.835cm" svg:y2="15.639cm">
          <text:p/>
        </draw:line>
        <draw:custom-shape draw:style-name="gr1" draw:text-style-name="P13" draw:layer="layout" svg:width="9.576cm" svg:height="2.1cm" svg:x="7.837cm" svg:y="1.643cm">
          <text:p text:style-name="P1"><text:span text:style-name="T12">S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6.156cm" svg:height="1.4cm" svg:x="0.313cm" svg:y="0.943cm">
          <text:p text:style-name="P1"><text:span text:style-name="T1">End of Program RA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69cm" svg:y1="1.643cm" svg:x2="7.837cm" svg:y2="1.643cm">
          <text:p/>
        </draw:line>
        <draw:line draw:style-name="gr2" draw:text-style-name="P1" draw:layer="layout" svg:x1="12.625cm" svg:y1="3.742cm" svg:x2="12.625cm" svg:y2="5.142cm">
          <text:p/>
        </draw:line>
        <draw:line draw:style-name="gr2" draw:text-style-name="P1" draw:layer="layout" svg:x1="12.625cm" svg:y1="10.041cm" svg:x2="12.625cm" svg:y2="8.641cm">
          <text:p/>
        </draw:line>
      </draw:page>
      <draw:page draw:name="page30" draw:style-name="dp1" draw:master-page-name="Default">
        <draw:custom-shape draw:style-name="gr5" draw:text-style-name="P1" draw:layer="layout" svg:width="9.525cm" svg:height="12.7cm" svg:x="7.778cm" svg:y="0.4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9.525cm" svg:height="4.445cm" svg:x="7.778cm" svg:y="8.731cm">
          <text:p text:style-name="P1"><text:span text:style-name="T13">Text (Executable Code</text:span></text:p>
          <text:p text:style-name="P1"><text:span text:style-name="T13">Includes Literal Values)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9.525cm" svg:height="1.905cm" svg:x="7.778cm" svg:y="6.826cm">
          <text:p text:style-name="P1"><text:span text:style-name="T13">Read Only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9.525cm" svg:height="1.905cm" svg:x="7.778cm" svg:y="4.921cm">
          <text:p text:style-name="P1"><text:span text:style-name="T13">Copy of RAM “Data” s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1.27cm" svg:x="0.793cm" svg:y="12.541cm">
          <text:p text:style-name="P1"><text:span text:style-name="T1">Start of Program Flash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8cm" svg:y1="13.176cm" svg:x2="7.778cm" svg:y2="13.176cm">
          <text:p/>
        </draw:line>
        <draw:custom-shape draw:style-name="gr1" draw:text-style-name="P2" draw:layer="layout" svg:width="5.715cm" svg:height="1.27cm" svg:x="0.793cm" svg:y="4.286cm">
          <text:p text:style-name="P1"><text:span text:style-name="T1">End of Program Flash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8cm" svg:y1="4.921cm" svg:x2="7.778cm" svg:y2="4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gil </meta:initial-creator>
    <meta:creation-date>2011-03-10T20:33:11</meta:creation-date>
    <dc:date>2014-01-06T17:43:07.724328000</dc:date>
    <meta:editing-duration>P1DT11H34M43S</meta:editing-duration>
    <meta:editing-cycles>47</meta:editing-cycles>
    <meta:generator>LibreOffice/4.1.4.2$MacOSX_x86 LibreOffice_project/0a0440ccc0227ad9829de5f46be37cfb6edcf72</meta:generator>
    <meta:document-statistic meta:object-count="1787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i>H</mi>
      <mrow>
        <mrow>
          <mo stretchy="false">[</mo>
          <mrow>
            <mi>z</mi>
          </mrow>
          <mo stretchy="false">]</mo>
        </mrow>
        <mo stretchy="false">=</mo>
        <mfrac>
          <mrow>
            <mo stretchy="false">α</mo>
          </mrow>
          <mrow>
            <mrow>
              <mn>1</mn>
              <mo stretchy="false">−</mo>
              <mrow>
                <mo stretchy="false">β</mo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</mrow>
        </mfrac>
      </mrow>
    </mrow>
    <annotation encoding="StarMath 5.0">H[z]={%alpha} over {1-%beta cdot z^{-1}}</annotation>
  </semantics>
</math>
</file>

<file path=Object 11/content.xml><?xml version="1.0" encoding="utf-8"?>
<math xmlns="http://www.w3.org/1998/Math/MathML">
  <semantics>
    <mrow>
      <mrow>
        <mo stretchy="false">β</mo>
        <mo stretchy="false">≡</mo>
        <mrow>
          <mn>1</mn>
          <mo stretchy="false">−</mo>
          <mo stretchy="false">α</mo>
        </mrow>
      </mrow>
    </mrow>
    <annotation encoding="StarMath 5.0">%beta equiv 1 - %alpha</annotation>
  </semantics>
</math>
</file>

<file path=Object 12/content.xml><?xml version="1.0" encoding="utf-8"?>
<math xmlns="http://www.w3.org/1998/Math/MathML">
  <semantics>
    <mrow>
      <mrow>
        <msub>
          <mi>V</mi>
          <mrow>
            <mi mathvariant="italic">ADC</mi>
          </mrow>
        </msub>
        <mo stretchy="false">=</mo>
        <mrow>
          <msub>
            <mi>V</mi>
            <mn>1</mn>
          </msub>
          <mo stretchy="false">⋅</mo>
          <mrow>
            <mo stretchy="false">(</mo>
            <mrow>
              <mfrac>
                <mrow>
                  <msub>
                    <mi>R</mi>
                    <mn>1</mn>
                  </msub>
                </mrow>
                <mrow>
                  <mrow>
                    <msub>
                      <mi>R</mi>
                      <mn>1</mn>
                    </msub>
                    <mo stretchy="false">+</mo>
                    <msub>
                      <mi>T</mi>
                      <mn>1</mn>
                    </msub>
                  </mrow>
                </mrow>
              </mfrac>
            </mrow>
            <mo stretchy="false">)</mo>
          </mrow>
        </mrow>
      </mrow>
    </mrow>
    <annotation encoding="StarMath 5.0">V_{ADC}=V_1 cdot ({R_1} over {R_1+T_1})</annotation>
  </semantics>
</math>
</file>

<file path=Object 13/content.xml><?xml version="1.0" encoding="utf-8"?>
<math xmlns="http://www.w3.org/1998/Math/MathML">
  <semantics>
    <mrow>
      <mrow>
        <msub>
          <mi>V</mi>
          <mrow>
            <mi>O</mi>
          </mrow>
        </msub>
        <mo stretchy="false">=</mo>
        <mrow>
          <mo stretchy="false">−</mo>
          <msub>
            <mi>V</mi>
            <mrow>
              <mi>I</mi>
            </mrow>
          </msub>
        </mrow>
      </mrow>
      <mrow>
        <mo stretchy="false">(</mo>
        <mrow>
          <mfrac>
            <mrow>
              <msub>
                <mi>R</mi>
                <mn>1</mn>
              </msub>
            </mrow>
            <mrow>
              <msub>
                <mi>R</mi>
                <mn>2</mn>
              </msub>
            </mrow>
          </mfrac>
        </mrow>
        <mo stretchy="false">)</mo>
      </mrow>
    </mrow>
    <annotation encoding="StarMath 5.0">V_{O} = -V_{I} ({R_1} over {R_2})</annotation>
  </semantics>
</math>
</file>

<file path=Object 14/content.xml><?xml version="1.0" encoding="utf-8"?>
<math xmlns="http://www.w3.org/1998/Math/MathML">
  <semantics>
    <mrow>
      <mrow>
        <msub>
          <mo stretchy="false">ω</mo>
          <mi>C</mi>
        </msub>
        <mo stretchy="false">=</mo>
        <mfrac>
          <mrow>
            <mn>1</mn>
          </mrow>
          <mrow>
            <mn>2</mn>
            <mo stretchy="false">π</mo>
            <msub>
              <mi>R</mi>
              <mn>3</mn>
            </msub>
            <msub>
              <mi>C</mi>
              <mn>1</mn>
            </msub>
          </mrow>
        </mfrac>
      </mrow>
    </mrow>
    <annotation encoding="StarMath 5.0">%omega_C = {1} over {2 %pi R_3 C_1}</annotation>
  </semantics>
</math>
</file>

<file path=Object 15/content.xml><?xml version="1.0" encoding="utf-8"?>
<math xmlns="http://www.w3.org/1998/Math/MathML">
  <semantics>
    <mrow>
      <mrow>
        <msub>
          <mi>V</mi>
          <mrow>
            <mi mathvariant="italic">ADC</mi>
          </mrow>
        </msub>
        <mo stretchy="false">=</mo>
        <mrow>
          <msub>
            <mi>V</mi>
            <mrow>
              <mi mathvariant="italic">REF</mi>
            </mrow>
          </msub>
          <mo stretchy="false">⋅</mo>
          <mrow>
            <mo stretchy="false">(</mo>
            <mrow>
              <mfrac>
                <mi>X</mi>
                <msub>
                  <mi>X</mi>
                  <mi mathvariant="italic">MAX</mi>
                </msub>
              </mfrac>
            </mrow>
            <mo stretchy="false">)</mo>
          </mrow>
        </mrow>
      </mrow>
    </mrow>
    <annotation encoding="StarMath 5.0">V_{ADC}=V_{REF} cdot (X over X_MAX)</annotation>
  </semantics>
</math>
</file>

<file path=Object 16/content.xml><?xml version="1.0" encoding="utf-8"?>
<math xmlns="http://www.w3.org/1998/Math/MathML">
  <semantics>
    <mrow>
      <mrow>
        <mrow>
          <mrow>
            <mo stretchy="false">−</mo>
            <msub>
              <mi>V</mi>
              <mrow>
                <mi mathvariant="italic">ADC</mi>
              </mrow>
            </msub>
          </mrow>
          <mo stretchy="false">⋅</mo>
          <mrow>
            <mo stretchy="false">(</mo>
            <mrow>
              <mfrac>
                <msub>
                  <mi>R</mi>
                  <mn>2</mn>
                </msub>
                <msub>
                  <mi>R</mi>
                  <mn>1</mn>
                </msub>
              </mfrac>
            </mrow>
            <mo stretchy="false">)</mo>
          </mrow>
        </mrow>
        <mo stretchy="false">=</mo>
        <msub>
          <mi>V</mi>
          <mrow>
            <mi>I</mi>
          </mrow>
        </msub>
      </mrow>
    </mrow>
    <annotation encoding="StarMath 5.0">-V_{ADC} cdot (R_2 over R_1) = V_{I}</annotation>
  </semantics>
</math>
</file>

<file path=Object 17/content.xml><?xml version="1.0" encoding="utf-8"?>
<math xmlns="http://www.w3.org/1998/Math/MathML">
  <semantics>
    <mrow>
      <mrow>
        <msub>
          <mi>V</mi>
          <mi>L</mi>
        </msub>
        <mo stretchy="false">=</mo>
        <mi>L</mi>
      </mrow>
      <mfrac>
        <mrow>
          <mi mathvariant="italic">di</mi>
        </mrow>
        <mrow>
          <mi mathvariant="italic">dt</mi>
        </mrow>
      </mfrac>
    </mrow>
    <annotation encoding="StarMath 5.0">V_L = L {di} over {dt}</annotation>
  </semantics>
</math>
</file>

<file path=Object 18/content.xml><?xml version="1.0" encoding="utf-8"?>
<math xmlns="http://www.w3.org/1998/Math/MathML">
  <semantics>
    <mrow>
      <mrow>
        <mi>I</mi>
        <mo stretchy="false">=</mo>
        <mfrac>
          <mrow>
            <mo stretchy="false">−</mo>
            <msub>
              <mi>V</mi>
              <mi>I</mi>
            </msub>
          </mrow>
          <msub>
            <mi>R</mi>
            <mrow>
              <mi mathvariant="italic">SENSE</mi>
            </mrow>
          </msub>
        </mfrac>
      </mrow>
    </mrow>
    <annotation encoding="StarMath 5.0">I =-V_I over R_{SENSE}</annotation>
  </semantics>
</math>
</file>

<file path=Object 19/content.xml><?xml version="1.0" encoding="utf-8"?>
<math xmlns="http://www.w3.org/1998/Math/MathML">
  <semantics>
    <mrow>
      <mrow>
        <msub>
          <mi>y</mi>
          <mi>n</mi>
        </msub>
        <mo stretchy="false">=</mo>
        <mi>cos</mi>
      </mrow>
      <mrow>
        <mrow>
          <mo stretchy="false">(</mo>
          <mrow>
            <mn>2</mn>
            <mo stretchy="false">π</mo>
            <mn>770n</mn>
          </mrow>
          <mo stretchy="false">)</mo>
        </mrow>
        <mo stretchy="false">+</mo>
        <mi>cos</mi>
      </mrow>
      <mrow>
        <mo stretchy="false">(</mo>
        <mrow>
          <mn>2</mn>
          <mo stretchy="false">π</mo>
          <mn>1366n</mn>
        </mrow>
        <mo stretchy="false">)</mo>
      </mrow>
    </mrow>
    <annotation encoding="StarMath 5.0">y_n=cos(2%pi 770n) + cos(2%pi 1366n)</annotation>
  </semantics>
</math>
</file>

<file path=Object 2/content.xml><?xml version="1.0" encoding="utf-8"?>
<math xmlns="http://www.w3.org/1998/Math/MathML">
  <semantics>
    <mrow>
      <mrow>
        <msub>
          <mi>K</mi>
          <mi>p</mi>
        </msub>
        <mi mathvariant="normal">⋅</mi>
        <mi>e</mi>
      </mrow>
      <mrow>
        <mo stretchy="false">(</mo>
        <mi>t</mi>
        <mo stretchy="false">)</mo>
      </mrow>
    </mrow>
    <annotation encoding="StarMath 5.0">K_p cdot e(t)</annotation>
  </semantics>
</math>
</file>

<file path=Object 20/content.xml><?xml version="1.0" encoding="utf-8"?>
<math xmlns="http://www.w3.org/1998/Math/MathML">
  <semantics>
    <mrow>
      <msup>
        <mrow>
          <mo stretchy="false">(</mo>
          <mrow>
            <mrow>
              <mrow>
                <mrow>
                  <mfrac>
                    <mn>1</mn>
                    <msub>
                      <mi>R</mi>
                      <mn>1</mn>
                    </msub>
                  </mfrac>
                  <mo stretchy="false">+</mo>
                  <mfrac>
                    <mn>1</mn>
                    <msub>
                      <mi>R</mi>
                      <mn>2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  <mo stretchy="false">)</mo>
        </mrow>
        <mrow>
          <mo stretchy="false">−</mo>
          <mn>1</mn>
        </mrow>
      </msup>
    </mrow>
    <annotation encoding="StarMath 5.0">(1 over R_1 + 1 over R_2 + ... + 1 over R_n)^-1
</annotation>
  </semantics>
</math>
</file>

<file path=Object 21/content.xml><?xml version="1.0" encoding="utf-8"?>
<math xmlns="http://www.w3.org/1998/Math/MathML">
  <semantics>
    <mrow>
      <mrow>
        <mrow>
          <mrow>
            <msub>
              <mi>R</mi>
              <mn>1</mn>
            </msub>
            <mo stretchy="false">+</mo>
            <msub>
              <mi>R</mi>
              <mn>2</mn>
            </msub>
          </mrow>
          <mo stretchy="false">+</mo>
          <mn>..</mn>
        </mrow>
        <mo stretchy="false">+</mo>
        <msub>
          <mi>R</mi>
          <mi>n</mi>
        </msub>
      </mrow>
    </mrow>
    <annotation encoding="StarMath 5.0">R_1 + R_2 + .. + R_n</annotation>
  </semantics>
</math>
</file>

<file path=Object 22/content.xml><?xml version="1.0" encoding="utf-8"?>
<math xmlns="http://www.w3.org/1998/Math/MathML">
  <semantics>
    <mrow>
      <mrow>
        <mrow>
          <mrow>
            <msub>
              <mi>L</mi>
              <mn>1</mn>
            </msub>
            <mo stretchy="false">+</mo>
            <msub>
              <mi>L</mi>
              <mn>2</mn>
            </msub>
          </mrow>
          <mo stretchy="false">+</mo>
          <mn>..</mn>
        </mrow>
        <mo stretchy="false">+</mo>
        <msub>
          <mi>L</mi>
          <mi>n</mi>
        </msub>
      </mrow>
    </mrow>
    <annotation encoding="StarMath 5.0">L_1 + L_2 + .. + L_n</annotation>
  </semantics>
</math>
</file>

<file path=Object 23/content.xml><?xml version="1.0" encoding="utf-8"?>
<math xmlns="http://www.w3.org/1998/Math/MathML">
  <semantics>
    <mrow>
      <msup>
        <mrow>
          <mo stretchy="false">(</mo>
          <mrow>
            <mrow>
              <mrow>
                <mrow>
                  <mfrac>
                    <mn>1</mn>
                    <msub>
                      <mi>L</mi>
                      <mn>1</mn>
                    </msub>
                  </mfrac>
                  <mo stretchy="false">+</mo>
                  <mfrac>
                    <mn>1</mn>
                    <msub>
                      <mi>L</mi>
                      <mn>2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L</mi>
                  <mi>n</mi>
                </msub>
              </mfrac>
            </mrow>
          </mrow>
          <mo stretchy="false">)</mo>
        </mrow>
        <mrow>
          <mo stretchy="false">−</mo>
          <mn>1</mn>
        </mrow>
      </msup>
    </mrow>
    <annotation encoding="StarMath 5.0">(1 over L_1 + 1 over L_2 + ... + 1 over L_n)^-1
</annotation>
  </semantics>
</math>
</file>

<file path=Object 24/content.xml><?xml version="1.0" encoding="utf-8"?>
<math xmlns="http://www.w3.org/1998/Math/MathML">
  <semantics>
    <mrow>
      <msup>
        <mrow>
          <mo stretchy="false">(</mo>
          <mrow>
            <mrow>
              <mrow>
                <mrow>
                  <mfrac>
                    <mn>1</mn>
                    <msub>
                      <mi>C</mi>
                      <mn>1</mn>
                    </msub>
                  </mfrac>
                  <mo stretchy="false">+</mo>
                  <mfrac>
                    <mn>1</mn>
                    <msub>
                      <mi>C</mi>
                      <mn>2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C</mi>
                  <mi>n</mi>
                </msub>
              </mfrac>
            </mrow>
          </mrow>
          <mo stretchy="false">)</mo>
        </mrow>
        <mrow>
          <mo stretchy="false">−</mo>
          <mn>1</mn>
        </mrow>
      </msup>
    </mrow>
    <annotation encoding="StarMath 5.0">(1 over C_1 + 1 over C_2 + ... + 1 over C_n)^-1
</annotation>
  </semantics>
</math>
</file>

<file path=Object 25/content.xml><?xml version="1.0" encoding="utf-8"?>
<math xmlns="http://www.w3.org/1998/Math/MathML">
  <semantics>
    <mrow>
      <mrow>
        <mrow>
          <mrow>
            <msub>
              <mi>C</mi>
              <mn>1</mn>
            </msub>
            <mo stretchy="false">+</mo>
            <msub>
              <mi>C</mi>
              <mn>2</mn>
            </msub>
          </mrow>
          <mo stretchy="false">+</mo>
          <mn>..</mn>
        </mrow>
        <mo stretchy="false">+</mo>
        <msub>
          <mi>C</mi>
          <mi>n</mi>
        </msub>
      </mrow>
    </mrow>
    <annotation encoding="StarMath 5.0">C_1 + C_2 + .. + C_n</annotation>
  </semantics>
</math>
</file>

<file path=Object 3/content.xml><?xml version="1.0" encoding="utf-8"?>
<math xmlns="http://www.w3.org/1998/Math/MathML">
  <semantics>
    <mrow>
      <msub>
        <mi>K</mi>
        <mi>i</mi>
      </msub>
      <mrow>
        <msubsup>
          <mi mathvariant="normal">∫</mi>
          <mn>0</mn>
          <mi>t</mi>
        </msubsup>
        <mi>e</mi>
      </mrow>
      <mrow>
        <mo stretchy="false">(</mo>
        <mo stretchy="false">τ</mo>
        <mo stretchy="false">)</mo>
      </mrow>
      <mi>d</mi>
      <mo stretchy="false">τ</mo>
    </mrow>
    <annotation encoding="StarMath 5.0">K_i int_0^t e(%tau) d%tau</annotation>
  </semantics>
</math>
</file>

<file path=Object 4/content.xml><?xml version="1.0" encoding="utf-8"?>
<math xmlns="http://www.w3.org/1998/Math/MathML">
  <semantics>
    <mrow>
      <msub>
        <mi>K</mi>
        <mi>d</mi>
      </msub>
      <mfrac>
        <mrow>
          <mi mathvariant="italic">de</mi>
          <mrow>
            <mo stretchy="false">(</mo>
            <mi>t</mi>
            <mo stretchy="false">)</mo>
          </mrow>
        </mrow>
        <mi mathvariant="italic">dt</mi>
      </mfrac>
    </mrow>
    <annotation encoding="StarMath 5.0">K_d {de(t)} over {dt} </annotation>
  </semantics>
</math>
</file>

<file path=Object 5/content.xml><?xml version="1.0" encoding="utf-8"?>
<math xmlns="http://www.w3.org/1998/Math/MathML">
  <semantics>
    <mrow>
      <mrow>
        <msub>
          <mi>V</mi>
          <mrow>
            <mi mathvariant="italic">ADC</mi>
          </mrow>
        </msub>
        <mo stretchy="false">=</mo>
        <mrow>
          <mrow>
            <mo stretchy="false">−</mo>
            <msub>
              <mi>V</mi>
              <mrow>
                <mi>I</mi>
              </mrow>
            </msub>
          </mrow>
          <mo stretchy="false">⋅</mo>
          <mrow>
            <mo stretchy="false">(</mo>
            <mrow>
              <mfrac>
                <msub>
                  <mi>R</mi>
                  <mn>1</mn>
                </msub>
                <msub>
                  <mi>R</mi>
                  <mn>2</mn>
                </msub>
              </mfrac>
            </mrow>
            <mo stretchy="false">)</mo>
          </mrow>
        </mrow>
      </mrow>
    </mrow>
    <annotation encoding="StarMath 5.0">V_{ADC}=-V_{I} cdot (R_1 over R_2)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row>
            <mrow>
              <msub>
                <mi>y</mi>
                <mn>0</mn>
              </msub>
              <mo stretchy="false">−</mo>
              <msub>
                <mi>y</mi>
                <mn>1</mn>
              </msub>
            </mrow>
          </mrow>
          <mrow>
            <mrow>
              <msub>
                <mi>x</mi>
                <mn>0</mn>
              </msub>
              <mo stretchy="false">−</mo>
              <msub>
                <mi>x</mi>
                <mn>1</mn>
              </msub>
            </mrow>
          </mrow>
        </mfrac>
      </mrow>
    </mrow>
    <annotation encoding="StarMath 5.0">m = {y_0 - y_1} over {x_0 - x_1}
</annotation>
  </semantics>
</math>
</file>

<file path=Object 7/content.xml><?xml version="1.0" encoding="utf-8"?>
<math xmlns="http://www.w3.org/1998/Math/MathML">
  <semantics>
    <mrow>
      <mrow>
        <mi>y</mi>
        <mo stretchy="false">=</mo>
        <mi>m</mi>
      </mrow>
      <mrow>
        <mrow>
          <mo stretchy="false">(</mo>
          <mrow>
            <mrow>
              <msub>
                <mi>x</mi>
                <mn>0</mn>
              </msub>
              <mo stretchy="false">−</mo>
              <msub>
                <mi>x</mi>
                <mn>1</mn>
              </msub>
            </mrow>
          </mrow>
          <mo stretchy="false">)</mo>
        </mrow>
        <mo stretchy="false">−</mo>
        <msub>
          <mi>y</mi>
          <mn>0</mn>
        </msub>
      </mrow>
    </mrow>
    <annotation encoding="StarMath 5.0">y = m(x_0-x_1)- y_0</annotation>
  </semantics>
</math>
</file>

<file path=Object 8/content.xml><?xml version="1.0" encoding="utf-8"?>
<math xmlns="http://www.w3.org/1998/Math/MathML">
  <semantics>
    <mrow>
      <mi>H</mi>
      <mrow>
        <mrow>
          <mo stretchy="false">(</mo>
          <mrow>
            <mi>s</mi>
          </mrow>
          <mo stretchy="false">)</mo>
        </mrow>
        <mo stretchy="false">=</mo>
        <mfrac>
          <mrow>
            <mn>1</mn>
          </mrow>
          <mrow>
            <mrow>
              <mi mathvariant="italic">sRC</mi>
              <mo stretchy="false">+</mo>
              <mn>1</mn>
            </mrow>
          </mrow>
        </mfrac>
      </mrow>
    </mrow>
    <annotation encoding="StarMath 5.0">H(s)={1} over {sRC + 1}</annotation>
  </semantics>
</math>
</file>

<file path=Object 9/content.xml><?xml version="1.0" encoding="utf-8"?>
<math xmlns="http://www.w3.org/1998/Math/MathML">
  <semantics>
    <mrow>
      <mrow>
        <msub>
          <mi>y</mi>
          <mi>n</mi>
        </msub>
        <mo stretchy="false">=</mo>
        <mrow>
          <mrow>
            <msub>
              <mi>y</mi>
              <mrow>
                <mrow>
                  <mi>n</mi>
                  <mo stretchy="false">−</mo>
                  <mn>1</mn>
                </mrow>
              </mrow>
            </msub>
            <mo stretchy="false">⋅</mo>
            <mrow>
              <mo stretchy="false">(</mo>
              <mrow>
                <mrow>
                  <mn>1</mn>
                  <mo stretchy="false">−</mo>
                  <mo stretchy="false">α</mo>
                </mrow>
              </mrow>
              <mo stretchy="false">)</mo>
            </mrow>
          </mrow>
          <mo stretchy="false">+</mo>
          <mrow>
            <msub>
              <mi>x</mi>
              <mi>n</mi>
            </msub>
            <mo stretchy="false">⋅</mo>
            <mo stretchy="false">α</mo>
          </mrow>
        </mrow>
      </mrow>
    </mrow>
    <annotation encoding="StarMath 5.0">y_n=y_{n-1} cdot (1 - %alpha) + x_n cdot %alpha</annotation>
  </semantics>
</math>
</file>